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in"/>
    </style:style>
    <style:style style:name="co2" style:family="table-column">
      <style:table-column-properties fo:break-before="auto" style:column-width="1.2854in"/>
    </style:style>
    <style:style style:name="co3" style:family="table-column">
      <style:table-column-properties fo:break-before="auto" style:column-width="1.3874in"/>
    </style:style>
    <style:style style:name="co4" style:family="table-column">
      <style:table-column-properties fo:break-before="auto" style:column-width="1.602in"/>
    </style:style>
    <style:style style:name="co5" style:family="table-column">
      <style:table-column-properties fo:break-before="auto" style:column-width="1.5118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1.3984in"/>
    </style:style>
    <style:style style:name="co8" style:family="table-column">
      <style:table-column-properties fo:break-before="auto" style:column-width="1.6134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1.5228in"/>
    </style:style>
    <style:style style:name="co11" style:family="table-column">
      <style:table-column-properties fo:break-before="auto" style:column-width="1.737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0.06pt solid #000000" fo:background-color="#c0c0c0" fo:border-left="none" fo:border-right="none" fo:border-top="none"/>
      <style:text-properties fo:color="#000000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fo:color="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ackground-color="#999999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>
      <style:table-cell-properties fo:border-bottom="0.06pt solid #000000" fo:background-color="#c0c0c0" fo:border-left="none" fo:border-right="none" fo:border-top="none"/>
      <style:text-properties fo:color="#000000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svg:width="5.7705in" svg:height="6.176in" svg:x="19.5165in" svg:y="0.3154in">
            <draw:object draw:notify-on-update-of-ranges="Sheet1.A3:Sheet1.A52 Sheet1.G2:Sheet1.G2 Sheet1.G3:Sheet1.G52 Sheet1.L2:Sheet1.L2 Sheet1.L3:Sheet1.L5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8421in" svg:height="6.2646in" svg:x="25.6642in" svg:y="0.2335in">
            <draw:object draw:notify-on-update-of-ranges="Sheet1.N30:Sheet1.N30 Sheet1.A3:Sheet1.A52 Sheet1.F2:Sheet1.F2 Sheet1.F3:Sheet1.F52 Sheet1.K2:Sheet1.K2 Sheet1.K3:Sheet1.K5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6787in" svg:height="6.2866in" svg:x="31.9236in" svg:y="0.1929in">
            <draw:object draw:notify-on-update-of-ranges="Sheet1.I55:Sheet1.I55 Sheet1.A3:Sheet1.A52 Sheet1.E2:Sheet1.E2 Sheet1.E3:Sheet1.E52 Sheet1.J2:Sheet1.J2 Sheet1.J3:Sheet1.J5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ce3"/>
          <table:table-cell table:style-name="ce6" office:value-type="string" table:number-columns-spanned="5" table:number-rows-spanned="1">
            <text:p>sat.cpp</text:p>
          </table:table-cell>
          <table:covered-table-cell table:number-columns-repeated="2" table:style-name="ce1"/>
          <table:covered-table-cell table:style-name="ce7"/>
          <table:covered-table-cell table:style-name="ce1"/>
          <table:table-cell table:style-name="ce11" office:value-type="string" table:number-columns-spanned="5" table:number-rows-spanned="1">
            <text:p>Picosat</text:p>
          </table:table-cell>
          <table:covered-table-cell table:number-columns-repeated="4" table:style-name="ce1"/>
        </table:table-row>
        <table:table-row table:style-name="ro1">
          <table:table-cell table:style-name="ce2" office:value-type="string">
            <text:p>Problem</text:p>
          </table:table-cell>
          <table:table-cell table:style-name="ce4" office:value-type="string">
            <text:p>Result</text:p>
          </table:table-cell>
          <table:table-cell table:style-name="ce2" office:value-type="string">
            <text:p>Decisions (sat.cpp)</text:p>
          </table:table-cell>
          <table:table-cell table:style-name="ce2" office:value-type="string">
            <text:p>Propagations (sat.cpp)</text:p>
          </table:table-cell>
          <table:table-cell table:style-name="ce2" office:value-type="string">
            <text:p>Time (s) (sat.cpp)</text:p>
          </table:table-cell>
          <table:table-cell table:style-name="ce8" office:value-type="string">
            <text:p>Decisions/s (sat.cpp)</text:p>
          </table:table-cell>
          <table:table-cell table:style-name="ce4" office:value-type="string">
            <text:p>Propagations/s (sat.cpp)</text:p>
          </table:table-cell>
          <table:table-cell table:style-name="ce2" office:value-type="string">
            <text:p>Decisions (Picosat)</text:p>
          </table:table-cell>
          <table:table-cell table:style-name="ce2" office:value-type="string">
            <text:p>Propagations (Picosat)</text:p>
          </table:table-cell>
          <table:table-cell table:style-name="ce2" office:value-type="string">
            <text:p>Time (s) (Picosat)</text:p>
          </table:table-cell>
          <table:table-cell table:style-name="ce8" office:value-type="string">
            <text:p>Decisions/s (Picosat)</text:p>
          </table:table-cell>
          <table:table-cell table:style-name="ce2" office:value-type="string">
            <text:p>Propagations/s (Picosat)</text:p>
          </table:table-cell>
        </table:table-row>
        <table:table-row table:style-name="ro1">
          <table:table-cell office:value-type="string">
            <text:p>vars-100-1.cnf</text:p>
          </table:table-cell>
          <table:table-cell table:style-name="ce5" office:value-type="string">
            <text:p>SATISFIABLE</text:p>
          </table:table-cell>
          <table:table-cell office:value-type="float" office:value="300">
            <text:p>300</text:p>
          </table:table-cell>
          <table:table-cell office:value-type="float" office:value="5723">
            <text:p>5723</text:p>
          </table:table-cell>
          <table:table-cell office:value-type="float" office:value="0.01">
            <text:p>0.01</text:p>
          </table:table-cell>
          <table:table-cell table:formula="of:=[.C3]/[.E3]" office:value-type="float" office:value="30000">
            <text:p>30000.00</text:p>
          </table:table-cell>
          <table:table-cell table:style-name="ce10" table:formula="of:=[.D3]/[.E3]" office:value-type="float" office:value="572300">
            <text:p>572300.00</text:p>
          </table:table-cell>
          <table:table-cell office:value-type="float" office:value="329">
            <text:p>329</text:p>
          </table:table-cell>
          <table:table-cell office:value-type="float" office:value="8325">
            <text:p>8325</text:p>
          </table:table-cell>
          <table:table-cell office:value-type="float" office:value="0.005">
            <text:p>0.005</text:p>
          </table:table-cell>
          <table:table-cell table:style-name="ce9" table:formula="of:=[.H3]/[.J3]" office:value-type="float" office:value="65800">
            <text:p>65800.00</text:p>
          </table:table-cell>
          <table:table-cell table:style-name="ce9" table:formula="of:=[.I3]/[.J3]" office:value-type="float" office:value="1665000">
            <text:p>1665000.00</text:p>
          </table:table-cell>
        </table:table-row>
        <table:table-row table:style-name="ro1">
          <table:table-cell office:value-type="string">
            <text:p>vars-100-10.cnf</text:p>
          </table:table-cell>
          <table:table-cell table:style-name="ce5" office:value-type="string">
            <text:p>UNSATISFIABLE</text:p>
          </table:table-cell>
          <table:table-cell office:value-type="float" office:value="1026">
            <text:p>1026</text:p>
          </table:table-cell>
          <table:table-cell office:value-type="float" office:value="20505">
            <text:p>20505</text:p>
          </table:table-cell>
          <table:table-cell office:value-type="float" office:value="0.02">
            <text:p>0.02</text:p>
          </table:table-cell>
          <table:table-cell table:formula="of:=[.C4]/[.E4]" office:value-type="float" office:value="51300">
            <text:p>51300.00</text:p>
          </table:table-cell>
          <table:table-cell table:style-name="ce10" table:formula="of:=[.D4]/[.E4]" office:value-type="float" office:value="1025250">
            <text:p>1025250.00</text:p>
          </table:table-cell>
          <table:table-cell office:value-type="float" office:value="635">
            <text:p>635</text:p>
          </table:table-cell>
          <table:table-cell office:value-type="float" office:value="16775">
            <text:p>16775</text:p>
          </table:table-cell>
          <table:table-cell office:value-type="float" office:value="0.005">
            <text:p>0.005</text:p>
          </table:table-cell>
          <table:table-cell table:style-name="ce9" table:formula="of:=[.H4]/[.J4]" office:value-type="float" office:value="127000">
            <text:p>127000.00</text:p>
          </table:table-cell>
          <table:table-cell table:style-name="ce9" table:formula="of:=[.I4]/[.J4]" office:value-type="float" office:value="3355000">
            <text:p>3355000.00</text:p>
          </table:table-cell>
        </table:table-row>
        <table:table-row table:style-name="ro1">
          <table:table-cell office:value-type="string">
            <text:p>vars-100-2.cnf</text:p>
          </table:table-cell>
          <table:table-cell table:style-name="ce5" office:value-type="string">
            <text:p>SATISFIABLE</text:p>
          </table:table-cell>
          <table:table-cell office:value-type="float" office:value="359">
            <text:p>359</text:p>
          </table:table-cell>
          <table:table-cell office:value-type="float" office:value="7064">
            <text:p>7064</text:p>
          </table:table-cell>
          <table:table-cell office:value-type="float" office:value="0.01">
            <text:p>0.01</text:p>
          </table:table-cell>
          <table:table-cell table:formula="of:=[.C5]/[.E5]" office:value-type="float" office:value="35900">
            <text:p>35900.00</text:p>
          </table:table-cell>
          <table:table-cell table:style-name="ce10" table:formula="of:=[.D5]/[.E5]" office:value-type="float" office:value="706400">
            <text:p>706400.00</text:p>
          </table:table-cell>
          <table:table-cell office:value-type="float" office:value="332">
            <text:p>332</text:p>
          </table:table-cell>
          <table:table-cell office:value-type="float" office:value="7551">
            <text:p>7551</text:p>
          </table:table-cell>
          <table:table-cell office:value-type="float" office:value="0.005">
            <text:p>0.005</text:p>
          </table:table-cell>
          <table:table-cell table:style-name="ce9" table:formula="of:=[.H5]/[.J5]" office:value-type="float" office:value="66400">
            <text:p>66400.00</text:p>
          </table:table-cell>
          <table:table-cell table:style-name="ce9" table:formula="of:=[.I5]/[.J5]" office:value-type="float" office:value="1510200">
            <text:p>1510200.00</text:p>
          </table:table-cell>
        </table:table-row>
        <table:table-row table:style-name="ro1">
          <table:table-cell office:value-type="string">
            <text:p>vars-100-3.cnf</text:p>
          </table:table-cell>
          <table:table-cell table:style-name="ce5" office:value-type="string">
            <text:p>UNSATISFIABLE</text:p>
          </table:table-cell>
          <table:table-cell office:value-type="float" office:value="2355">
            <text:p>2355</text:p>
          </table:table-cell>
          <table:table-cell office:value-type="float" office:value="49136">
            <text:p>49136</text:p>
          </table:table-cell>
          <table:table-cell office:value-type="float" office:value="0.02">
            <text:p>0.02</text:p>
          </table:table-cell>
          <table:table-cell table:formula="of:=[.C6]/[.E6]" office:value-type="float" office:value="117750">
            <text:p>117750.00</text:p>
          </table:table-cell>
          <table:table-cell table:style-name="ce10" table:formula="of:=[.D6]/[.E6]" office:value-type="float" office:value="2456800">
            <text:p>2456800.00</text:p>
          </table:table-cell>
          <table:table-cell office:value-type="float" office:value="530">
            <text:p>530</text:p>
          </table:table-cell>
          <table:table-cell office:value-type="float" office:value="13798">
            <text:p>13798</text:p>
          </table:table-cell>
          <table:table-cell office:value-type="float" office:value="0.005">
            <text:p>0.005</text:p>
          </table:table-cell>
          <table:table-cell table:style-name="ce9" table:formula="of:=[.H6]/[.J6]" office:value-type="float" office:value="106000">
            <text:p>106000.00</text:p>
          </table:table-cell>
          <table:table-cell table:style-name="ce9" table:formula="of:=[.I6]/[.J6]" office:value-type="float" office:value="2759600">
            <text:p>2759600.00</text:p>
          </table:table-cell>
        </table:table-row>
        <table:table-row table:style-name="ro1">
          <table:table-cell office:value-type="string">
            <text:p>vars-100-4.cnf</text:p>
          </table:table-cell>
          <table:table-cell table:style-name="ce5" office:value-type="string">
            <text:p>UNSATISFIABLE</text:p>
          </table:table-cell>
          <table:table-cell office:value-type="float" office:value="1941">
            <text:p>1941</text:p>
          </table:table-cell>
          <table:table-cell office:value-type="float" office:value="39819">
            <text:p>39819</text:p>
          </table:table-cell>
          <table:table-cell office:value-type="float" office:value="0.02">
            <text:p>0.02</text:p>
          </table:table-cell>
          <table:table-cell table:formula="of:=[.C7]/[.E7]" office:value-type="float" office:value="97050">
            <text:p>97050.00</text:p>
          </table:table-cell>
          <table:table-cell table:style-name="ce10" table:formula="of:=[.D7]/[.E7]" office:value-type="float" office:value="1990950">
            <text:p>1990950.00</text:p>
          </table:table-cell>
          <table:table-cell office:value-type="float" office:value="729">
            <text:p>729</text:p>
          </table:table-cell>
          <table:table-cell office:value-type="float" office:value="18845">
            <text:p>18845</text:p>
          </table:table-cell>
          <table:table-cell office:value-type="float" office:value="0.005">
            <text:p>0.005</text:p>
          </table:table-cell>
          <table:table-cell table:style-name="ce9" table:formula="of:=[.H7]/[.J7]" office:value-type="float" office:value="145800">
            <text:p>145800.00</text:p>
          </table:table-cell>
          <table:table-cell table:style-name="ce9" table:formula="of:=[.I7]/[.J7]" office:value-type="float" office:value="3769000">
            <text:p>3769000.00</text:p>
          </table:table-cell>
        </table:table-row>
        <table:table-row table:style-name="ro1">
          <table:table-cell office:value-type="string">
            <text:p>vars-100-5.cnf</text:p>
          </table:table-cell>
          <table:table-cell table:style-name="ce5" office:value-type="string">
            <text:p>SATISFIABLE</text:p>
          </table:table-cell>
          <table:table-cell office:value-type="float" office:value="789">
            <text:p>789</text:p>
          </table:table-cell>
          <table:table-cell office:value-type="float" office:value="15899">
            <text:p>15899</text:p>
          </table:table-cell>
          <table:table-cell office:value-type="float" office:value="0.005">
            <text:p>0.005</text:p>
          </table:table-cell>
          <table:table-cell table:formula="of:=[.C8]/[.E8]" office:value-type="float" office:value="157800">
            <text:p>157800.00</text:p>
          </table:table-cell>
          <table:table-cell table:style-name="ce10" table:formula="of:=[.D8]/[.E8]" office:value-type="float" office:value="3179800">
            <text:p>3179800.00</text:p>
          </table:table-cell>
          <table:table-cell office:value-type="float" office:value="630">
            <text:p>630</text:p>
          </table:table-cell>
          <table:table-cell office:value-type="float" office:value="16708">
            <text:p>16708</text:p>
          </table:table-cell>
          <table:table-cell office:value-type="float" office:value="0.005">
            <text:p>0.005</text:p>
          </table:table-cell>
          <table:table-cell table:style-name="ce9" table:formula="of:=[.H8]/[.J8]" office:value-type="float" office:value="126000">
            <text:p>126000.00</text:p>
          </table:table-cell>
          <table:table-cell table:style-name="ce9" table:formula="of:=[.I8]/[.J8]" office:value-type="float" office:value="3341600">
            <text:p>3341600.00</text:p>
          </table:table-cell>
        </table:table-row>
        <table:table-row table:style-name="ro1">
          <table:table-cell office:value-type="string">
            <text:p>vars-100-6.cnf</text:p>
          </table:table-cell>
          <table:table-cell table:style-name="ce5" office:value-type="string">
            <text:p>SATISFIABLE</text:p>
          </table:table-cell>
          <table:table-cell office:value-type="float" office:value="73">
            <text:p>73</text:p>
          </table:table-cell>
          <table:table-cell office:value-type="float" office:value="980">
            <text:p>980</text:p>
          </table:table-cell>
          <table:table-cell office:value-type="float" office:value="0.005">
            <text:p>0.005</text:p>
          </table:table-cell>
          <table:table-cell table:formula="of:=[.C9]/[.E9]" office:value-type="float" office:value="14600">
            <text:p>14600.00</text:p>
          </table:table-cell>
          <table:table-cell table:style-name="ce10" table:formula="of:=[.D9]/[.E9]" office:value-type="float" office:value="196000">
            <text:p>196000.00</text:p>
          </table:table-cell>
          <table:table-cell office:value-type="float" office:value="510">
            <text:p>510</text:p>
          </table:table-cell>
          <table:table-cell office:value-type="float" office:value="12622">
            <text:p>12622</text:p>
          </table:table-cell>
          <table:table-cell office:value-type="float" office:value="0.005">
            <text:p>0.005</text:p>
          </table:table-cell>
          <table:table-cell table:style-name="ce9" table:formula="of:=[.H9]/[.J9]" office:value-type="float" office:value="102000">
            <text:p>102000.00</text:p>
          </table:table-cell>
          <table:table-cell table:style-name="ce9" table:formula="of:=[.I9]/[.J9]" office:value-type="float" office:value="2524400">
            <text:p>2524400.00</text:p>
          </table:table-cell>
        </table:table-row>
        <table:table-row table:style-name="ro1">
          <table:table-cell office:value-type="string">
            <text:p>vars-100-7.cnf</text:p>
          </table:table-cell>
          <table:table-cell table:style-name="ce5" office:value-type="string">
            <text:p>SATISFIABLE</text:p>
          </table:table-cell>
          <table:table-cell office:value-type="float" office:value="845">
            <text:p>845</text:p>
          </table:table-cell>
          <table:table-cell office:value-type="float" office:value="17735">
            <text:p>17735</text:p>
          </table:table-cell>
          <table:table-cell office:value-type="float" office:value="0.01">
            <text:p>0.01</text:p>
          </table:table-cell>
          <table:table-cell table:formula="of:=[.C10]/[.E10]" office:value-type="float" office:value="84500">
            <text:p>84500.00</text:p>
          </table:table-cell>
          <table:table-cell table:style-name="ce10" table:formula="of:=[.D10]/[.E10]" office:value-type="float" office:value="1773500">
            <text:p>1773500.00</text:p>
          </table:table-cell>
          <table:table-cell office:value-type="float" office:value="158">
            <text:p>158</text:p>
          </table:table-cell>
          <table:table-cell office:value-type="float" office:value="3944">
            <text:p>3944</text:p>
          </table:table-cell>
          <table:table-cell office:value-type="float" office:value="0.005">
            <text:p>0.005</text:p>
          </table:table-cell>
          <table:table-cell table:style-name="ce9" table:formula="of:=[.H10]/[.J10]" office:value-type="float" office:value="31600">
            <text:p>31600.00</text:p>
          </table:table-cell>
          <table:table-cell table:style-name="ce9" table:formula="of:=[.I10]/[.J10]" office:value-type="float" office:value="788800">
            <text:p>788800.00</text:p>
          </table:table-cell>
        </table:table-row>
        <table:table-row table:style-name="ro1">
          <table:table-cell office:value-type="string">
            <text:p>vars-100-8.cnf</text:p>
          </table:table-cell>
          <table:table-cell table:style-name="ce5" office:value-type="string">
            <text:p>SATISFIABLE</text:p>
          </table:table-cell>
          <table:table-cell office:value-type="float" office:value="792">
            <text:p>792</text:p>
          </table:table-cell>
          <table:table-cell office:value-type="float" office:value="16801">
            <text:p>16801</text:p>
          </table:table-cell>
          <table:table-cell office:value-type="float" office:value="0.01">
            <text:p>0.01</text:p>
          </table:table-cell>
          <table:table-cell table:formula="of:=[.C11]/[.E11]" office:value-type="float" office:value="79200">
            <text:p>79200.00</text:p>
          </table:table-cell>
          <table:table-cell table:style-name="ce10" table:formula="of:=[.D11]/[.E11]" office:value-type="float" office:value="1680100">
            <text:p>1680100.00</text:p>
          </table:table-cell>
          <table:table-cell office:value-type="float" office:value="39">
            <text:p>39</text:p>
          </table:table-cell>
          <table:table-cell office:value-type="float" office:value="464">
            <text:p>464</text:p>
          </table:table-cell>
          <table:table-cell office:value-type="float" office:value="0.005">
            <text:p>0.005</text:p>
          </table:table-cell>
          <table:table-cell table:style-name="ce9" table:formula="of:=[.H11]/[.J11]" office:value-type="float" office:value="7800">
            <text:p>7800.00</text:p>
          </table:table-cell>
          <table:table-cell table:style-name="ce9" table:formula="of:=[.I11]/[.J11]" office:value-type="float" office:value="92800">
            <text:p>92800.00</text:p>
          </table:table-cell>
        </table:table-row>
        <table:table-row table:style-name="ro1">
          <table:table-cell office:value-type="string">
            <text:p>vars-100-9.cnf</text:p>
          </table:table-cell>
          <table:table-cell table:style-name="ce5" office:value-type="string">
            <text:p>UNSATISFIABLE</text:p>
          </table:table-cell>
          <table:table-cell office:value-type="float" office:value="1555">
            <text:p>1555</text:p>
          </table:table-cell>
          <table:table-cell office:value-type="float" office:value="31464">
            <text:p>31464</text:p>
          </table:table-cell>
          <table:table-cell office:value-type="float" office:value="0.02">
            <text:p>0.02</text:p>
          </table:table-cell>
          <table:table-cell table:formula="of:=[.C12]/[.E12]" office:value-type="float" office:value="77750">
            <text:p>77750.00</text:p>
          </table:table-cell>
          <table:table-cell table:style-name="ce10" table:formula="of:=[.D12]/[.E12]" office:value-type="float" office:value="1573200">
            <text:p>1573200.00</text:p>
          </table:table-cell>
          <table:table-cell office:value-type="float" office:value="400">
            <text:p>400</text:p>
          </table:table-cell>
          <table:table-cell office:value-type="float" office:value="11017">
            <text:p>11017</text:p>
          </table:table-cell>
          <table:table-cell office:value-type="float" office:value="0.005">
            <text:p>0.005</text:p>
          </table:table-cell>
          <table:table-cell table:style-name="ce9" table:formula="of:=[.H12]/[.J12]" office:value-type="float" office:value="80000">
            <text:p>80000.00</text:p>
          </table:table-cell>
          <table:table-cell table:style-name="ce9" table:formula="of:=[.I12]/[.J12]" office:value-type="float" office:value="2203400">
            <text:p>2203400.00</text:p>
          </table:table-cell>
        </table:table-row>
        <table:table-row table:style-name="ro1">
          <table:table-cell office:value-type="string">
            <text:p>vars-150-1.cnf</text:p>
          </table:table-cell>
          <table:table-cell table:style-name="ce5" office:value-type="string">
            <text:p>SATISFIABLE</text:p>
          </table:table-cell>
          <table:table-cell office:value-type="float" office:value="4156">
            <text:p>4156</text:p>
          </table:table-cell>
          <table:table-cell office:value-type="float" office:value="112555">
            <text:p>112555</text:p>
          </table:table-cell>
          <table:table-cell office:value-type="float" office:value="0.07">
            <text:p>0.07</text:p>
          </table:table-cell>
          <table:table-cell table:formula="of:=[.C13]/[.E13]" office:value-type="float" office:value="59371.4285714286">
            <text:p>59371.43</text:p>
          </table:table-cell>
          <table:table-cell table:style-name="ce10" table:formula="of:=[.D13]/[.E13]" office:value-type="float" office:value="1607928.57142857">
            <text:p>1607928.57</text:p>
          </table:table-cell>
          <table:table-cell office:value-type="float" office:value="1781">
            <text:p>1781</text:p>
          </table:table-cell>
          <table:table-cell office:value-type="float" office:value="59342">
            <text:p>59342</text:p>
          </table:table-cell>
          <table:table-cell office:value-type="float" office:value="0.01">
            <text:p>0.01</text:p>
          </table:table-cell>
          <table:table-cell table:style-name="ce9" table:formula="of:=[.H13]/[.J13]" office:value-type="float" office:value="178100">
            <text:p>178100.00</text:p>
          </table:table-cell>
          <table:table-cell table:style-name="ce9" table:formula="of:=[.I13]/[.J13]" office:value-type="float" office:value="5934200">
            <text:p>5934200.00</text:p>
          </table:table-cell>
        </table:table-row>
        <table:table-row table:style-name="ro1">
          <table:table-cell office:value-type="string">
            <text:p>vars-150-10.cnf</text:p>
          </table:table-cell>
          <table:table-cell table:style-name="ce5" office:value-type="string">
            <text:p>UNSATISFIABLE</text:p>
          </table:table-cell>
          <table:table-cell office:value-type="float" office:value="13632">
            <text:p>13632</text:p>
          </table:table-cell>
          <table:table-cell office:value-type="float" office:value="362008">
            <text:p>362008</text:p>
          </table:table-cell>
          <table:table-cell office:value-type="float" office:value="0.18">
            <text:p>0.18</text:p>
          </table:table-cell>
          <table:table-cell table:formula="of:=[.C14]/[.E14]" office:value-type="float" office:value="75733.3333333333">
            <text:p>75733.33</text:p>
          </table:table-cell>
          <table:table-cell table:style-name="ce10" table:formula="of:=[.D14]/[.E14]" office:value-type="float" office:value="2011155.55555556">
            <text:p>2011155.56</text:p>
          </table:table-cell>
          <table:table-cell office:value-type="float" office:value="3142">
            <text:p>3142</text:p>
          </table:table-cell>
          <table:table-cell office:value-type="float" office:value="112474">
            <text:p>112474</text:p>
          </table:table-cell>
          <table:table-cell office:value-type="float" office:value="0.02">
            <text:p>0.02</text:p>
          </table:table-cell>
          <table:table-cell table:style-name="ce9" table:formula="of:=[.H14]/[.J14]" office:value-type="float" office:value="157100">
            <text:p>157100.00</text:p>
          </table:table-cell>
          <table:table-cell table:style-name="ce9" table:formula="of:=[.I14]/[.J14]" office:value-type="float" office:value="5623700">
            <text:p>5623700.00</text:p>
          </table:table-cell>
        </table:table-row>
        <table:table-row table:style-name="ro1">
          <table:table-cell office:value-type="string">
            <text:p>vars-150-2.cnf</text:p>
          </table:table-cell>
          <table:table-cell table:style-name="ce5" office:value-type="string">
            <text:p>SATISFIABLE</text:p>
          </table:table-cell>
          <table:table-cell office:value-type="float" office:value="6183">
            <text:p>6183</text:p>
          </table:table-cell>
          <table:table-cell office:value-type="float" office:value="168322">
            <text:p>168322</text:p>
          </table:table-cell>
          <table:table-cell office:value-type="float" office:value="0.09">
            <text:p>0.09</text:p>
          </table:table-cell>
          <table:table-cell table:formula="of:=[.C15]/[.E15]" office:value-type="float" office:value="68700">
            <text:p>68700.00</text:p>
          </table:table-cell>
          <table:table-cell table:style-name="ce10" table:formula="of:=[.D15]/[.E15]" office:value-type="float" office:value="1870244.44444444">
            <text:p>1870244.44</text:p>
          </table:table-cell>
          <table:table-cell office:value-type="float" office:value="2305">
            <text:p>2305</text:p>
          </table:table-cell>
          <table:table-cell office:value-type="float" office:value="77933">
            <text:p>77933</text:p>
          </table:table-cell>
          <table:table-cell office:value-type="float" office:value="0.01">
            <text:p>0.01</text:p>
          </table:table-cell>
          <table:table-cell table:style-name="ce9" table:formula="of:=[.H15]/[.J15]" office:value-type="float" office:value="230500">
            <text:p>230500.00</text:p>
          </table:table-cell>
          <table:table-cell table:style-name="ce9" table:formula="of:=[.I15]/[.J15]" office:value-type="float" office:value="7793300">
            <text:p>7793300.00</text:p>
          </table:table-cell>
        </table:table-row>
        <table:table-row table:style-name="ro1">
          <table:table-cell office:value-type="string">
            <text:p>vars-150-3.cnf</text:p>
          </table:table-cell>
          <table:table-cell table:style-name="ce5" office:value-type="string">
            <text:p>SATISFIABLE</text:p>
          </table:table-cell>
          <table:table-cell office:value-type="float" office:value="1157">
            <text:p>1157</text:p>
          </table:table-cell>
          <table:table-cell office:value-type="float" office:value="32016">
            <text:p>32016</text:p>
          </table:table-cell>
          <table:table-cell office:value-type="float" office:value="0.02">
            <text:p>0.02</text:p>
          </table:table-cell>
          <table:table-cell table:formula="of:=[.C16]/[.E16]" office:value-type="float" office:value="57850">
            <text:p>57850.00</text:p>
          </table:table-cell>
          <table:table-cell table:style-name="ce10" table:formula="of:=[.D16]/[.E16]" office:value-type="float" office:value="1600800">
            <text:p>1600800.00</text:p>
          </table:table-cell>
          <table:table-cell office:value-type="float" office:value="1675">
            <text:p>1675</text:p>
          </table:table-cell>
          <table:table-cell office:value-type="float" office:value="57298">
            <text:p>57298</text:p>
          </table:table-cell>
          <table:table-cell office:value-type="float" office:value="0.01">
            <text:p>0.01</text:p>
          </table:table-cell>
          <table:table-cell table:style-name="ce9" table:formula="of:=[.H16]/[.J16]" office:value-type="float" office:value="167500">
            <text:p>167500.00</text:p>
          </table:table-cell>
          <table:table-cell table:style-name="ce9" table:formula="of:=[.I16]/[.J16]" office:value-type="float" office:value="5729800">
            <text:p>5729800.00</text:p>
          </table:table-cell>
        </table:table-row>
        <table:table-row table:style-name="ro1">
          <table:table-cell office:value-type="string">
            <text:p>vars-150-4.cnf</text:p>
          </table:table-cell>
          <table:table-cell table:style-name="ce5" office:value-type="string">
            <text:p>SATISFIABLE</text:p>
          </table:table-cell>
          <table:table-cell office:value-type="float" office:value="13593">
            <text:p>13593</text:p>
          </table:table-cell>
          <table:table-cell office:value-type="float" office:value="367263">
            <text:p>367263</text:p>
          </table:table-cell>
          <table:table-cell office:value-type="float" office:value="0.19">
            <text:p>0.19</text:p>
          </table:table-cell>
          <table:table-cell table:formula="of:=[.C17]/[.E17]" office:value-type="float" office:value="71542.1052631579">
            <text:p>71542.11</text:p>
          </table:table-cell>
          <table:table-cell table:style-name="ce10" table:formula="of:=[.D17]/[.E17]" office:value-type="float" office:value="1932963.15789474">
            <text:p>1932963.16</text:p>
          </table:table-cell>
          <table:table-cell office:value-type="float" office:value="1943">
            <text:p>1943</text:p>
          </table:table-cell>
          <table:table-cell office:value-type="float" office:value="69127">
            <text:p>69127</text:p>
          </table:table-cell>
          <table:table-cell office:value-type="float" office:value="0.01">
            <text:p>0.01</text:p>
          </table:table-cell>
          <table:table-cell table:style-name="ce9" table:formula="of:=[.H17]/[.J17]" office:value-type="float" office:value="194300">
            <text:p>194300.00</text:p>
          </table:table-cell>
          <table:table-cell table:style-name="ce9" table:formula="of:=[.I17]/[.J17]" office:value-type="float" office:value="6912700">
            <text:p>6912700.00</text:p>
          </table:table-cell>
        </table:table-row>
        <table:table-row table:style-name="ro1">
          <table:table-cell office:value-type="string">
            <text:p>vars-150-5.cnf</text:p>
          </table:table-cell>
          <table:table-cell table:style-name="ce5" office:value-type="string">
            <text:p>UNSATISFIABLE</text:p>
          </table:table-cell>
          <table:table-cell office:value-type="float" office:value="23392">
            <text:p>23392</text:p>
          </table:table-cell>
          <table:table-cell office:value-type="float" office:value="612987">
            <text:p>612987</text:p>
          </table:table-cell>
          <table:table-cell office:value-type="float" office:value="0.33">
            <text:p>0.33</text:p>
          </table:table-cell>
          <table:table-cell table:formula="of:=[.C18]/[.E18]" office:value-type="float" office:value="70884.8484848485">
            <text:p>70884.85</text:p>
          </table:table-cell>
          <table:table-cell table:style-name="ce10" table:formula="of:=[.D18]/[.E18]" office:value-type="float" office:value="1857536.36363636">
            <text:p>1857536.36</text:p>
          </table:table-cell>
          <table:table-cell office:value-type="float" office:value="3020">
            <text:p>3020</text:p>
          </table:table-cell>
          <table:table-cell office:value-type="float" office:value="103382">
            <text:p>103382</text:p>
          </table:table-cell>
          <table:table-cell office:value-type="float" office:value="0.02">
            <text:p>0.02</text:p>
          </table:table-cell>
          <table:table-cell table:style-name="ce9" table:formula="of:=[.H18]/[.J18]" office:value-type="float" office:value="151000">
            <text:p>151000.00</text:p>
          </table:table-cell>
          <table:table-cell table:style-name="ce9" table:formula="of:=[.I18]/[.J18]" office:value-type="float" office:value="5169100">
            <text:p>5169100.00</text:p>
          </table:table-cell>
        </table:table-row>
        <table:table-row table:style-name="ro1">
          <table:table-cell office:value-type="string">
            <text:p>vars-150-6.cnf</text:p>
          </table:table-cell>
          <table:table-cell table:style-name="ce5" office:value-type="string">
            <text:p>SATISFIABLE</text:p>
          </table:table-cell>
          <table:table-cell office:value-type="float" office:value="1618">
            <text:p>1618</text:p>
          </table:table-cell>
          <table:table-cell office:value-type="float" office:value="46358">
            <text:p>46358</text:p>
          </table:table-cell>
          <table:table-cell office:value-type="float" office:value="0.03">
            <text:p>0.03</text:p>
          </table:table-cell>
          <table:table-cell table:formula="of:=[.C19]/[.E19]" office:value-type="float" office:value="53933.3333333333">
            <text:p>53933.33</text:p>
          </table:table-cell>
          <table:table-cell table:style-name="ce10" table:formula="of:=[.D19]/[.E19]" office:value-type="float" office:value="1545266.66666667">
            <text:p>1545266.67</text:p>
          </table:table-cell>
          <table:table-cell office:value-type="float" office:value="270">
            <text:p>270</text:p>
          </table:table-cell>
          <table:table-cell office:value-type="float" office:value="7655">
            <text:p>7655</text:p>
          </table:table-cell>
          <table:table-cell office:value-type="float" office:value="0.005">
            <text:p>0.005</text:p>
          </table:table-cell>
          <table:table-cell table:style-name="ce9" table:formula="of:=[.H19]/[.J19]" office:value-type="float" office:value="54000">
            <text:p>54000.00</text:p>
          </table:table-cell>
          <table:table-cell table:style-name="ce9" table:formula="of:=[.I19]/[.J19]" office:value-type="float" office:value="1531000">
            <text:p>1531000.00</text:p>
          </table:table-cell>
        </table:table-row>
        <table:table-row table:style-name="ro1">
          <table:table-cell office:value-type="string">
            <text:p>vars-150-7.cnf</text:p>
          </table:table-cell>
          <table:table-cell table:style-name="ce5" office:value-type="string">
            <text:p>UNSATISFIABLE</text:p>
          </table:table-cell>
          <table:table-cell office:value-type="float" office:value="22017">
            <text:p>22017</text:p>
          </table:table-cell>
          <table:table-cell office:value-type="float" office:value="560477">
            <text:p>560477</text:p>
          </table:table-cell>
          <table:table-cell office:value-type="float" office:value="0.28">
            <text:p>0.28</text:p>
          </table:table-cell>
          <table:table-cell table:formula="of:=[.C20]/[.E20]" office:value-type="float" office:value="78632.1428571429">
            <text:p>78632.14</text:p>
          </table:table-cell>
          <table:table-cell table:style-name="ce10" table:formula="of:=[.D20]/[.E20]" office:value-type="float" office:value="2001703.57142857">
            <text:p>2001703.57</text:p>
          </table:table-cell>
          <table:table-cell office:value-type="float" office:value="2505">
            <text:p>2505</text:p>
          </table:table-cell>
          <table:table-cell office:value-type="float" office:value="86440">
            <text:p>86440</text:p>
          </table:table-cell>
          <table:table-cell office:value-type="float" office:value="0.01">
            <text:p>0.01</text:p>
          </table:table-cell>
          <table:table-cell table:style-name="ce9" table:formula="of:=[.H20]/[.J20]" office:value-type="float" office:value="250500">
            <text:p>250500.00</text:p>
          </table:table-cell>
          <table:table-cell table:style-name="ce9" table:formula="of:=[.I20]/[.J20]" office:value-type="float" office:value="8644000">
            <text:p>8644000.00</text:p>
          </table:table-cell>
        </table:table-row>
        <table:table-row table:style-name="ro1">
          <table:table-cell office:value-type="string">
            <text:p>vars-150-8.cnf</text:p>
          </table:table-cell>
          <table:table-cell table:style-name="ce5" office:value-type="string">
            <text:p>SATISFIABLE</text:p>
          </table:table-cell>
          <table:table-cell office:value-type="float" office:value="5215">
            <text:p>5215</text:p>
          </table:table-cell>
          <table:table-cell office:value-type="float" office:value="149896">
            <text:p>149896</text:p>
          </table:table-cell>
          <table:table-cell office:value-type="float" office:value="0.09">
            <text:p>0.09</text:p>
          </table:table-cell>
          <table:table-cell table:formula="of:=[.C21]/[.E21]" office:value-type="float" office:value="57944.4444444444">
            <text:p>57944.44</text:p>
          </table:table-cell>
          <table:table-cell table:style-name="ce10" table:formula="of:=[.D21]/[.E21]" office:value-type="float" office:value="1665511.11111111">
            <text:p>1665511.11</text:p>
          </table:table-cell>
          <table:table-cell office:value-type="float" office:value="848">
            <text:p>848</text:p>
          </table:table-cell>
          <table:table-cell office:value-type="float" office:value="26740">
            <text:p>26740</text:p>
          </table:table-cell>
          <table:table-cell office:value-type="float" office:value="0.005">
            <text:p>0.005</text:p>
          </table:table-cell>
          <table:table-cell table:style-name="ce9" table:formula="of:=[.H21]/[.J21]" office:value-type="float" office:value="169600">
            <text:p>169600.00</text:p>
          </table:table-cell>
          <table:table-cell table:style-name="ce9" table:formula="of:=[.I21]/[.J21]" office:value-type="float" office:value="5348000">
            <text:p>5348000.00</text:p>
          </table:table-cell>
        </table:table-row>
        <table:table-row table:style-name="ro1">
          <table:table-cell office:value-type="string">
            <text:p>vars-150-9.cnf</text:p>
          </table:table-cell>
          <table:table-cell table:style-name="ce5" office:value-type="string">
            <text:p>SATISFIABLE</text:p>
          </table:table-cell>
          <table:table-cell office:value-type="float" office:value="2682">
            <text:p>2682</text:p>
          </table:table-cell>
          <table:table-cell office:value-type="float" office:value="72031">
            <text:p>72031</text:p>
          </table:table-cell>
          <table:table-cell office:value-type="float" office:value="0.05">
            <text:p>0.05</text:p>
          </table:table-cell>
          <table:table-cell table:formula="of:=[.C22]/[.E22]" office:value-type="float" office:value="53640">
            <text:p>53640.00</text:p>
          </table:table-cell>
          <table:table-cell table:style-name="ce10" table:formula="of:=[.D22]/[.E22]" office:value-type="float" office:value="1440620">
            <text:p>1440620.00</text:p>
          </table:table-cell>
          <table:table-cell office:value-type="float" office:value="1658">
            <text:p>1658</text:p>
          </table:table-cell>
          <table:table-cell office:value-type="float" office:value="59543">
            <text:p>59543</text:p>
          </table:table-cell>
          <table:table-cell office:value-type="float" office:value="0.01">
            <text:p>0.01</text:p>
          </table:table-cell>
          <table:table-cell table:style-name="ce9" table:formula="of:=[.H22]/[.J22]" office:value-type="float" office:value="165800">
            <text:p>165800.00</text:p>
          </table:table-cell>
          <table:table-cell table:style-name="ce9" table:formula="of:=[.I22]/[.J22]" office:value-type="float" office:value="5954300">
            <text:p>5954300.00</text:p>
          </table:table-cell>
        </table:table-row>
        <table:table-row table:style-name="ro1">
          <table:table-cell office:value-type="string">
            <text:p>vars-200-1.cnf</text:p>
          </table:table-cell>
          <table:table-cell table:style-name="ce5" office:value-type="string">
            <text:p>UNSATISFIABLE</text:p>
          </table:table-cell>
          <table:table-cell office:value-type="float" office:value="133925">
            <text:p>133925</text:p>
          </table:table-cell>
          <table:table-cell office:value-type="float" office:value="4480970">
            <text:p>4480970</text:p>
          </table:table-cell>
          <table:table-cell office:value-type="float" office:value="2.23">
            <text:p>2.23</text:p>
          </table:table-cell>
          <table:table-cell table:formula="of:=[.C23]/[.E23]" office:value-type="float" office:value="60056.0538116592">
            <text:p>60056.05</text:p>
          </table:table-cell>
          <table:table-cell table:style-name="ce10" table:formula="of:=[.D23]/[.E23]" office:value-type="float" office:value="2009403.58744395">
            <text:p>2009403.59</text:p>
          </table:table-cell>
          <table:table-cell office:value-type="float" office:value="16747">
            <text:p>16747</text:p>
          </table:table-cell>
          <table:table-cell office:value-type="float" office:value="731222">
            <text:p>731222</text:p>
          </table:table-cell>
          <table:table-cell office:value-type="float" office:value="0.13">
            <text:p>0.13</text:p>
          </table:table-cell>
          <table:table-cell table:style-name="ce9" table:formula="of:=[.H23]/[.J23]" office:value-type="float" office:value="128823.076923077">
            <text:p>128823.08</text:p>
          </table:table-cell>
          <table:table-cell table:style-name="ce9" table:formula="of:=[.I23]/[.J23]" office:value-type="float" office:value="5624784.61538462">
            <text:p>5624784.62</text:p>
          </table:table-cell>
        </table:table-row>
        <table:table-row table:style-name="ro1">
          <table:table-cell office:value-type="string">
            <text:p>vars-200-10.cnf</text:p>
          </table:table-cell>
          <table:table-cell table:style-name="ce5" office:value-type="string">
            <text:p>UNSATISFIABLE</text:p>
          </table:table-cell>
          <table:table-cell office:value-type="float" office:value="141644">
            <text:p>141644</text:p>
          </table:table-cell>
          <table:table-cell office:value-type="float" office:value="4651547">
            <text:p>4651547</text:p>
          </table:table-cell>
          <table:table-cell office:value-type="float" office:value="2.41">
            <text:p>2.41</text:p>
          </table:table-cell>
          <table:table-cell table:formula="of:=[.C24]/[.E24]" office:value-type="float" office:value="58773.4439834025">
            <text:p>58773.44</text:p>
          </table:table-cell>
          <table:table-cell table:style-name="ce10" table:formula="of:=[.D24]/[.E24]" office:value-type="float" office:value="1930102.48962656">
            <text:p>1930102.49</text:p>
          </table:table-cell>
          <table:table-cell office:value-type="float" office:value="19671">
            <text:p>19671</text:p>
          </table:table-cell>
          <table:table-cell office:value-type="float" office:value="846099">
            <text:p>846099</text:p>
          </table:table-cell>
          <table:table-cell office:value-type="float" office:value="0.16">
            <text:p>0.16</text:p>
          </table:table-cell>
          <table:table-cell table:style-name="ce9" table:formula="of:=[.H24]/[.J24]" office:value-type="float" office:value="122943.75">
            <text:p>122943.75</text:p>
          </table:table-cell>
          <table:table-cell table:style-name="ce9" table:formula="of:=[.I24]/[.J24]" office:value-type="float" office:value="5288118.75">
            <text:p>5288118.75</text:p>
          </table:table-cell>
        </table:table-row>
        <table:table-row table:style-name="ro1">
          <table:table-cell office:value-type="string">
            <text:p>vars-200-2.cnf</text:p>
          </table:table-cell>
          <table:table-cell table:style-name="ce5" office:value-type="string">
            <text:p>SATISFIABLE</text:p>
          </table:table-cell>
          <table:table-cell office:value-type="float" office:value="58157">
            <text:p>58157</text:p>
          </table:table-cell>
          <table:table-cell office:value-type="float" office:value="1941453">
            <text:p>1941453</text:p>
          </table:table-cell>
          <table:table-cell office:value-type="float" office:value="0.98">
            <text:p>0.98</text:p>
          </table:table-cell>
          <table:table-cell table:formula="of:=[.C25]/[.E25]" office:value-type="float" office:value="59343.8775510204">
            <text:p>59343.88</text:p>
          </table:table-cell>
          <table:table-cell table:style-name="ce10" table:formula="of:=[.D25]/[.E25]" office:value-type="float" office:value="1981074.48979592">
            <text:p>1981074.49</text:p>
          </table:table-cell>
          <table:table-cell office:value-type="float" office:value="5639">
            <text:p>5639</text:p>
          </table:table-cell>
          <table:table-cell office:value-type="float" office:value="236755">
            <text:p>236755</text:p>
          </table:table-cell>
          <table:table-cell office:value-type="float" office:value="0.04">
            <text:p>0.04</text:p>
          </table:table-cell>
          <table:table-cell table:style-name="ce9" table:formula="of:=[.H25]/[.J25]" office:value-type="float" office:value="140975">
            <text:p>140975.00</text:p>
          </table:table-cell>
          <table:table-cell table:style-name="ce9" table:formula="of:=[.I25]/[.J25]" office:value-type="float" office:value="5918875">
            <text:p>5918875.00</text:p>
          </table:table-cell>
        </table:table-row>
        <table:table-row table:style-name="ro1">
          <table:table-cell office:value-type="string">
            <text:p>vars-200-3.cnf</text:p>
          </table:table-cell>
          <table:table-cell table:style-name="ce5" office:value-type="string">
            <text:p>UNSATISFIABLE</text:p>
          </table:table-cell>
          <table:table-cell office:value-type="float" office:value="89718">
            <text:p>89718</text:p>
          </table:table-cell>
          <table:table-cell office:value-type="float" office:value="2988930">
            <text:p>2988930</text:p>
          </table:table-cell>
          <table:table-cell office:value-type="float" office:value="1.52">
            <text:p>1.52</text:p>
          </table:table-cell>
          <table:table-cell table:formula="of:=[.C26]/[.E26]" office:value-type="float" office:value="59025">
            <text:p>59025.00</text:p>
          </table:table-cell>
          <table:table-cell table:style-name="ce10" table:formula="of:=[.D26]/[.E26]" office:value-type="float" office:value="1966401.31578947">
            <text:p>1966401.32</text:p>
          </table:table-cell>
          <table:table-cell office:value-type="float" office:value="18673">
            <text:p>18673</text:p>
          </table:table-cell>
          <table:table-cell office:value-type="float" office:value="803980">
            <text:p>803980</text:p>
          </table:table-cell>
          <table:table-cell office:value-type="float" office:value="0.15">
            <text:p>0.15</text:p>
          </table:table-cell>
          <table:table-cell table:style-name="ce9" table:formula="of:=[.H26]/[.J26]" office:value-type="float" office:value="124486.666666667">
            <text:p>124486.67</text:p>
          </table:table-cell>
          <table:table-cell table:style-name="ce9" table:formula="of:=[.I26]/[.J26]" office:value-type="float" office:value="5359866.66666667">
            <text:p>5359866.67</text:p>
          </table:table-cell>
        </table:table-row>
        <table:table-row table:style-name="ro1">
          <table:table-cell office:value-type="string">
            <text:p>vars-200-4.cnf</text:p>
          </table:table-cell>
          <table:table-cell table:style-name="ce5" office:value-type="string">
            <text:p>UNSATISFIABLE</text:p>
          </table:table-cell>
          <table:table-cell office:value-type="float" office:value="44481">
            <text:p>44481</text:p>
          </table:table-cell>
          <table:table-cell office:value-type="float" office:value="1434893">
            <text:p>1434893</text:p>
          </table:table-cell>
          <table:table-cell office:value-type="float" office:value="0.75">
            <text:p>0.75</text:p>
          </table:table-cell>
          <table:table-cell table:formula="of:=[.C27]/[.E27]" office:value-type="float" office:value="59308">
            <text:p>59308.00</text:p>
          </table:table-cell>
          <table:table-cell table:style-name="ce10" table:formula="of:=[.D27]/[.E27]" office:value-type="float" office:value="1913190.66666667">
            <text:p>1913190.67</text:p>
          </table:table-cell>
          <table:table-cell office:value-type="float" office:value="6017">
            <text:p>6017</text:p>
          </table:table-cell>
          <table:table-cell office:value-type="float" office:value="254159">
            <text:p>254159</text:p>
          </table:table-cell>
          <table:table-cell office:value-type="float" office:value="0.04">
            <text:p>0.04</text:p>
          </table:table-cell>
          <table:table-cell table:style-name="ce9" table:formula="of:=[.H27]/[.J27]" office:value-type="float" office:value="150425">
            <text:p>150425.00</text:p>
          </table:table-cell>
          <table:table-cell table:style-name="ce9" table:formula="of:=[.I27]/[.J27]" office:value-type="float" office:value="6353975">
            <text:p>6353975.00</text:p>
          </table:table-cell>
        </table:table-row>
        <table:table-row table:style-name="ro1">
          <table:table-cell office:value-type="string">
            <text:p>vars-200-5.cnf</text:p>
          </table:table-cell>
          <table:table-cell table:style-name="ce5" office:value-type="string">
            <text:p>UNSATISFIABLE</text:p>
          </table:table-cell>
          <table:table-cell office:value-type="float" office:value="68467">
            <text:p>68467</text:p>
          </table:table-cell>
          <table:table-cell office:value-type="float" office:value="2255215">
            <text:p>2255215</text:p>
          </table:table-cell>
          <table:table-cell office:value-type="float" office:value="1.2">
            <text:p>1.2</text:p>
          </table:table-cell>
          <table:table-cell table:formula="of:=[.C28]/[.E28]" office:value-type="float" office:value="57055.8333333333">
            <text:p>57055.83</text:p>
          </table:table-cell>
          <table:table-cell table:style-name="ce10" table:formula="of:=[.D28]/[.E28]" office:value-type="float" office:value="1879345.83333333">
            <text:p>1879345.83</text:p>
          </table:table-cell>
          <table:table-cell office:value-type="float" office:value="10748">
            <text:p>10748</text:p>
          </table:table-cell>
          <table:table-cell office:value-type="float" office:value="460281">
            <text:p>460281</text:p>
          </table:table-cell>
          <table:table-cell office:value-type="float" office:value="0.08">
            <text:p>0.08</text:p>
          </table:table-cell>
          <table:table-cell table:style-name="ce9" table:formula="of:=[.H28]/[.J28]" office:value-type="float" office:value="134350">
            <text:p>134350.00</text:p>
          </table:table-cell>
          <table:table-cell table:style-name="ce9" table:formula="of:=[.I28]/[.J28]" office:value-type="float" office:value="5753512.5">
            <text:p>5753512.50</text:p>
          </table:table-cell>
        </table:table-row>
        <table:table-row table:style-name="ro1">
          <table:table-cell office:value-type="string">
            <text:p>vars-200-6.cnf</text:p>
          </table:table-cell>
          <table:table-cell table:style-name="ce5" office:value-type="string">
            <text:p>SATISFIABLE</text:p>
          </table:table-cell>
          <table:table-cell office:value-type="float" office:value="183824">
            <text:p>183824</text:p>
          </table:table-cell>
          <table:table-cell office:value-type="float" office:value="6137047">
            <text:p>6137047</text:p>
          </table:table-cell>
          <table:table-cell office:value-type="float" office:value="3.15">
            <text:p>3.15</text:p>
          </table:table-cell>
          <table:table-cell table:formula="of:=[.C29]/[.E29]" office:value-type="float" office:value="58356.8253968254">
            <text:p>58356.83</text:p>
          </table:table-cell>
          <table:table-cell table:style-name="ce10" table:formula="of:=[.D29]/[.E29]" office:value-type="float" office:value="1948268.88888889">
            <text:p>1948268.89</text:p>
          </table:table-cell>
          <table:table-cell office:value-type="float" office:value="898">
            <text:p>898</text:p>
          </table:table-cell>
          <table:table-cell office:value-type="float" office:value="34987">
            <text:p>34987</text:p>
          </table:table-cell>
          <table:table-cell office:value-type="float" office:value="0.005">
            <text:p>0.005</text:p>
          </table:table-cell>
          <table:table-cell table:style-name="ce9" table:formula="of:=[.H29]/[.J29]" office:value-type="float" office:value="179600">
            <text:p>179600.00</text:p>
          </table:table-cell>
          <table:table-cell table:style-name="ce9" table:formula="of:=[.I29]/[.J29]" office:value-type="float" office:value="6997400">
            <text:p>6997400.00</text:p>
          </table:table-cell>
        </table:table-row>
        <table:table-row table:style-name="ro1">
          <table:table-cell office:value-type="string">
            <text:p>vars-200-7.cnf</text:p>
          </table:table-cell>
          <table:table-cell table:style-name="ce5" office:value-type="string">
            <text:p>UNSATISFIABLE</text:p>
          </table:table-cell>
          <table:table-cell office:value-type="float" office:value="289625">
            <text:p>289625</text:p>
          </table:table-cell>
          <table:table-cell office:value-type="float" office:value="9739526">
            <text:p>9739526</text:p>
          </table:table-cell>
          <table:table-cell office:value-type="float" office:value="4.88">
            <text:p>4.88</text:p>
          </table:table-cell>
          <table:table-cell table:formula="of:=[.C30]/[.E30]" office:value-type="float" office:value="59349.3852459016">
            <text:p>59349.39</text:p>
          </table:table-cell>
          <table:table-cell table:style-name="ce10" table:formula="of:=[.D30]/[.E30]" office:value-type="float" office:value="1995804.50819672">
            <text:p>1995804.51</text:p>
          </table:table-cell>
          <table:table-cell office:value-type="float" office:value="26607">
            <text:p>26607</text:p>
          </table:table-cell>
          <table:table-cell office:value-type="float" office:value="1137872">
            <text:p>1137872</text:p>
          </table:table-cell>
          <table:table-cell office:value-type="float" office:value="0.23">
            <text:p>0.23</text:p>
          </table:table-cell>
          <table:table-cell table:style-name="ce9" table:formula="of:=[.H30]/[.J30]" office:value-type="float" office:value="115682.608695652">
            <text:p>115682.61</text:p>
          </table:table-cell>
          <table:table-cell table:style-name="ce9" table:formula="of:=[.I30]/[.J30]" office:value-type="float" office:value="4947269.56521739">
            <text:p>4947269.57</text:p>
          </table:table-cell>
        </table:table-row>
        <table:table-row table:style-name="ro1">
          <table:table-cell office:value-type="string">
            <text:p>vars-200-8.cnf</text:p>
          </table:table-cell>
          <table:table-cell table:style-name="ce5" office:value-type="string">
            <text:p>SATISFIABLE</text:p>
          </table:table-cell>
          <table:table-cell office:value-type="float" office:value="17480">
            <text:p>17480</text:p>
          </table:table-cell>
          <table:table-cell office:value-type="float" office:value="587940">
            <text:p>587940</text:p>
          </table:table-cell>
          <table:table-cell office:value-type="float" office:value="0.31">
            <text:p>0.31</text:p>
          </table:table-cell>
          <table:table-cell table:formula="of:=[.C31]/[.E31]" office:value-type="float" office:value="56387.0967741936">
            <text:p>56387.10</text:p>
          </table:table-cell>
          <table:table-cell table:style-name="ce10" table:formula="of:=[.D31]/[.E31]" office:value-type="float" office:value="1896580.64516129">
            <text:p>1896580.65</text:p>
          </table:table-cell>
          <table:table-cell office:value-type="float" office:value="14987">
            <text:p>14987</text:p>
          </table:table-cell>
          <table:table-cell office:value-type="float" office:value="643313">
            <text:p>643313</text:p>
          </table:table-cell>
          <table:table-cell office:value-type="float" office:value="0.11">
            <text:p>0.11</text:p>
          </table:table-cell>
          <table:table-cell table:style-name="ce9" table:formula="of:=[.H31]/[.J31]" office:value-type="float" office:value="136245.454545455">
            <text:p>136245.45</text:p>
          </table:table-cell>
          <table:table-cell table:style-name="ce9" table:formula="of:=[.I31]/[.J31]" office:value-type="float" office:value="5848300">
            <text:p>5848300.00</text:p>
          </table:table-cell>
        </table:table-row>
        <table:table-row table:style-name="ro1">
          <table:table-cell office:value-type="string">
            <text:p>vars-200-9.cnf</text:p>
          </table:table-cell>
          <table:table-cell table:style-name="ce5" office:value-type="string">
            <text:p>SATISFIABLE</text:p>
          </table:table-cell>
          <table:table-cell office:value-type="float" office:value="56158">
            <text:p>56158</text:p>
          </table:table-cell>
          <table:table-cell office:value-type="float" office:value="1866634">
            <text:p>1866634</text:p>
          </table:table-cell>
          <table:table-cell office:value-type="float" office:value="0.91">
            <text:p>0.91</text:p>
          </table:table-cell>
          <table:table-cell table:formula="of:=[.C32]/[.E32]" office:value-type="float" office:value="61712.0879120879">
            <text:p>61712.09</text:p>
          </table:table-cell>
          <table:table-cell table:style-name="ce10" table:formula="of:=[.D32]/[.E32]" office:value-type="float" office:value="2051246.15384615">
            <text:p>2051246.15</text:p>
          </table:table-cell>
          <table:table-cell office:value-type="float" office:value="9077">
            <text:p>9077</text:p>
          </table:table-cell>
          <table:table-cell office:value-type="float" office:value="379624">
            <text:p>379624</text:p>
          </table:table-cell>
          <table:table-cell office:value-type="float" office:value="0.07">
            <text:p>0.07</text:p>
          </table:table-cell>
          <table:table-cell table:style-name="ce9" table:formula="of:=[.H32]/[.J32]" office:value-type="float" office:value="129671.428571429">
            <text:p>129671.43</text:p>
          </table:table-cell>
          <table:table-cell table:style-name="ce9" table:formula="of:=[.I32]/[.J32]" office:value-type="float" office:value="5423200">
            <text:p>5423200.00</text:p>
          </table:table-cell>
        </table:table-row>
        <table:table-row table:style-name="ro1">
          <table:table-cell office:value-type="string">
            <text:p>vars-250-1.cnf</text:p>
          </table:table-cell>
          <table:table-cell table:style-name="ce5" office:value-type="string">
            <text:p>UNSATISFIABLE</text:p>
          </table:table-cell>
          <table:table-cell office:value-type="float" office:value="1203304">
            <text:p>1203304</text:p>
          </table:table-cell>
          <table:table-cell office:value-type="float" office:value="45125197">
            <text:p>45125197</text:p>
          </table:table-cell>
          <table:table-cell office:value-type="float" office:value="23.85">
            <text:p>23.85</text:p>
          </table:table-cell>
          <table:table-cell table:formula="of:=[.C33]/[.E33]" office:value-type="float" office:value="50452.9979035639">
            <text:p>50453.00</text:p>
          </table:table-cell>
          <table:table-cell table:style-name="ce10" table:formula="of:=[.D33]/[.E33]" office:value-type="float" office:value="1892041.80293501">
            <text:p>1892041.80</text:p>
          </table:table-cell>
          <table:table-cell office:value-type="float" office:value="91049">
            <text:p>91049</text:p>
          </table:table-cell>
          <table:table-cell office:value-type="float" office:value="4394739">
            <text:p>4394739</text:p>
          </table:table-cell>
          <table:table-cell office:value-type="float" office:value="0.88">
            <text:p>0.88</text:p>
          </table:table-cell>
          <table:table-cell table:style-name="ce9" table:formula="of:=[.H33]/[.J33]" office:value-type="float" office:value="103464.772727273">
            <text:p>103464.77</text:p>
          </table:table-cell>
          <table:table-cell table:style-name="ce9" table:formula="of:=[.I33]/[.J33]" office:value-type="float" office:value="4994021.59090909">
            <text:p>4994021.59</text:p>
          </table:table-cell>
        </table:table-row>
        <table:table-row table:style-name="ro1">
          <table:table-cell office:value-type="string">
            <text:p>vars-250-10.cnf</text:p>
          </table:table-cell>
          <table:table-cell table:style-name="ce5" office:value-type="string">
            <text:p>SATISFIABLE</text:p>
          </table:table-cell>
          <table:table-cell office:value-type="float" office:value="406226">
            <text:p>406226</text:p>
          </table:table-cell>
          <table:table-cell office:value-type="float" office:value="15593770">
            <text:p>15593770</text:p>
          </table:table-cell>
          <table:table-cell office:value-type="float" office:value="7.94">
            <text:p>7.94</text:p>
          </table:table-cell>
          <table:table-cell table:formula="of:=[.C34]/[.E34]" office:value-type="float" office:value="51161.9647355164">
            <text:p>51161.96</text:p>
          </table:table-cell>
          <table:table-cell table:style-name="ce10" table:formula="of:=[.D34]/[.E34]" office:value-type="float" office:value="1963950.88161209">
            <text:p>1963950.88</text:p>
          </table:table-cell>
          <table:table-cell office:value-type="float" office:value="63416">
            <text:p>63416</text:p>
          </table:table-cell>
          <table:table-cell office:value-type="float" office:value="3108777">
            <text:p>3108777</text:p>
          </table:table-cell>
          <table:table-cell office:value-type="float" office:value="0.61">
            <text:p>0.61</text:p>
          </table:table-cell>
          <table:table-cell table:style-name="ce9" table:formula="of:=[.H34]/[.J34]" office:value-type="float" office:value="103960.655737705">
            <text:p>103960.66</text:p>
          </table:table-cell>
          <table:table-cell table:style-name="ce9" table:formula="of:=[.I34]/[.J34]" office:value-type="float" office:value="5096355.73770492">
            <text:p>5096355.74</text:p>
          </table:table-cell>
        </table:table-row>
        <table:table-row table:style-name="ro1">
          <table:table-cell office:value-type="string">
            <text:p>vars-250-2.cnf</text:p>
          </table:table-cell>
          <table:table-cell table:style-name="ce5" office:value-type="string">
            <text:p>UNSATISFIABLE</text:p>
          </table:table-cell>
          <table:table-cell office:value-type="float" office:value="892346">
            <text:p>892346</text:p>
          </table:table-cell>
          <table:table-cell office:value-type="float" office:value="33470782">
            <text:p>33470782</text:p>
          </table:table-cell>
          <table:table-cell office:value-type="float" office:value="17.14">
            <text:p>17.14</text:p>
          </table:table-cell>
          <table:table-cell table:formula="of:=[.C35]/[.E35]" office:value-type="float" office:value="52062.1936989498">
            <text:p>52062.19</text:p>
          </table:table-cell>
          <table:table-cell table:style-name="ce10" table:formula="of:=[.D35]/[.E35]" office:value-type="float" office:value="1952787.74795799">
            <text:p>1952787.75</text:p>
          </table:table-cell>
          <table:table-cell office:value-type="float" office:value="130683">
            <text:p>130683</text:p>
          </table:table-cell>
          <table:table-cell office:value-type="float" office:value="6300324">
            <text:p>6300324</text:p>
          </table:table-cell>
          <table:table-cell office:value-type="float" office:value="1.31">
            <text:p>1.31</text:p>
          </table:table-cell>
          <table:table-cell table:style-name="ce9" table:formula="of:=[.H35]/[.J35]" office:value-type="float" office:value="99758.0152671756">
            <text:p>99758.02</text:p>
          </table:table-cell>
          <table:table-cell table:style-name="ce9" table:formula="of:=[.I35]/[.J35]" office:value-type="float" office:value="4809407.63358779">
            <text:p>4809407.63</text:p>
          </table:table-cell>
        </table:table-row>
        <table:table-row table:style-name="ro1">
          <table:table-cell office:value-type="string">
            <text:p>vars-250-3.cnf</text:p>
          </table:table-cell>
          <table:table-cell table:style-name="ce5" office:value-type="string">
            <text:p>SATISFIABLE</text:p>
          </table:table-cell>
          <table:table-cell office:value-type="float" office:value="367897">
            <text:p>367897</text:p>
          </table:table-cell>
          <table:table-cell office:value-type="float" office:value="14067340">
            <text:p>14067340</text:p>
          </table:table-cell>
          <table:table-cell office:value-type="float" office:value="7.47">
            <text:p>7.47</text:p>
          </table:table-cell>
          <table:table-cell table:formula="of:=[.C36]/[.E36]" office:value-type="float" office:value="49249.9330655957">
            <text:p>49249.93</text:p>
          </table:table-cell>
          <table:table-cell table:style-name="ce10" table:formula="of:=[.D36]/[.E36]" office:value-type="float" office:value="1883178.0455154">
            <text:p>1883178.05</text:p>
          </table:table-cell>
          <table:table-cell office:value-type="float" office:value="4927">
            <text:p>4927</text:p>
          </table:table-cell>
          <table:table-cell office:value-type="float" office:value="236169">
            <text:p>236169</text:p>
          </table:table-cell>
          <table:table-cell office:value-type="float" office:value="0.04">
            <text:p>0.04</text:p>
          </table:table-cell>
          <table:table-cell table:style-name="ce9" table:formula="of:=[.H36]/[.J36]" office:value-type="float" office:value="123175">
            <text:p>123175.00</text:p>
          </table:table-cell>
          <table:table-cell table:style-name="ce9" table:formula="of:=[.I36]/[.J36]" office:value-type="float" office:value="5904225">
            <text:p>5904225.00</text:p>
          </table:table-cell>
        </table:table-row>
        <table:table-row table:style-name="ro1">
          <table:table-cell office:value-type="string">
            <text:p>vars-250-4.cnf</text:p>
          </table:table-cell>
          <table:table-cell table:style-name="ce5" office:value-type="string">
            <text:p>SATISFIABLE</text:p>
          </table:table-cell>
          <table:table-cell office:value-type="float" office:value="388978">
            <text:p>388978</text:p>
          </table:table-cell>
          <table:table-cell office:value-type="float" office:value="15139598">
            <text:p>15139598</text:p>
          </table:table-cell>
          <table:table-cell office:value-type="float" office:value="7.68">
            <text:p>7.68</text:p>
          </table:table-cell>
          <table:table-cell table:formula="of:=[.C37]/[.E37]" office:value-type="float" office:value="50648.1770833333">
            <text:p>50648.18</text:p>
          </table:table-cell>
          <table:table-cell table:style-name="ce10" table:formula="of:=[.D37]/[.E37]" office:value-type="float" office:value="1971301.82291667">
            <text:p>1971301.82</text:p>
          </table:table-cell>
          <table:table-cell office:value-type="float" office:value="24915">
            <text:p>24915</text:p>
          </table:table-cell>
          <table:table-cell office:value-type="float" office:value="1223710">
            <text:p>1223710</text:p>
          </table:table-cell>
          <table:table-cell office:value-type="float" office:value="0.23">
            <text:p>0.23</text:p>
          </table:table-cell>
          <table:table-cell table:style-name="ce9" table:formula="of:=[.H37]/[.J37]" office:value-type="float" office:value="108326.086956522">
            <text:p>108326.09</text:p>
          </table:table-cell>
          <table:table-cell table:style-name="ce9" table:formula="of:=[.I37]/[.J37]" office:value-type="float" office:value="5320478.26086957">
            <text:p>5320478.26</text:p>
          </table:table-cell>
        </table:table-row>
        <table:table-row table:style-name="ro1">
          <table:table-cell office:value-type="string">
            <text:p>vars-250-5.cnf</text:p>
          </table:table-cell>
          <table:table-cell table:style-name="ce5" office:value-type="string">
            <text:p>UNSATISFIABLE</text:p>
          </table:table-cell>
          <table:table-cell office:value-type="float" office:value="833013">
            <text:p>833013</text:p>
          </table:table-cell>
          <table:table-cell office:value-type="float" office:value="32234550">
            <text:p>32234550</text:p>
          </table:table-cell>
          <table:table-cell office:value-type="float" office:value="17.1">
            <text:p>17.1</text:p>
          </table:table-cell>
          <table:table-cell table:formula="of:=[.C38]/[.E38]" office:value-type="float" office:value="48714.2105263158">
            <text:p>48714.21</text:p>
          </table:table-cell>
          <table:table-cell table:style-name="ce10" table:formula="of:=[.D38]/[.E38]" office:value-type="float" office:value="1885061.40350877">
            <text:p>1885061.40</text:p>
          </table:table-cell>
          <table:table-cell office:value-type="float" office:value="108767">
            <text:p>108767</text:p>
          </table:table-cell>
          <table:table-cell office:value-type="float" office:value="5395194">
            <text:p>5395194</text:p>
          </table:table-cell>
          <table:table-cell office:value-type="float" office:value="1.09">
            <text:p>1.09</text:p>
          </table:table-cell>
          <table:table-cell table:style-name="ce9" table:formula="of:=[.H38]/[.J38]" office:value-type="float" office:value="99786.2385321101">
            <text:p>99786.24</text:p>
          </table:table-cell>
          <table:table-cell table:style-name="ce9" table:formula="of:=[.I38]/[.J38]" office:value-type="float" office:value="4949719.26605505">
            <text:p>4949719.27</text:p>
          </table:table-cell>
        </table:table-row>
        <table:table-row table:style-name="ro1">
          <table:table-cell office:value-type="string">
            <text:p>vars-250-6.cnf</text:p>
          </table:table-cell>
          <table:table-cell table:style-name="ce5" office:value-type="string">
            <text:p>UNSATISFIABLE</text:p>
          </table:table-cell>
          <table:table-cell office:value-type="float" office:value="3444925">
            <text:p>3444925</text:p>
          </table:table-cell>
          <table:table-cell office:value-type="float" office:value="130609409">
            <text:p>130609409</text:p>
          </table:table-cell>
          <table:table-cell office:value-type="float" office:value="68.07">
            <text:p>68.07</text:p>
          </table:table-cell>
          <table:table-cell table:formula="of:=[.C39]/[.E39]" office:value-type="float" office:value="50608.5647127957">
            <text:p>50608.56</text:p>
          </table:table-cell>
          <table:table-cell table:style-name="ce10" table:formula="of:=[.D39]/[.E39]" office:value-type="float" office:value="1918751.41765829">
            <text:p>1918751.42</text:p>
          </table:table-cell>
          <table:table-cell office:value-type="float" office:value="167825">
            <text:p>167825</text:p>
          </table:table-cell>
          <table:table-cell office:value-type="float" office:value="8168878">
            <text:p>8168878</text:p>
          </table:table-cell>
          <table:table-cell office:value-type="float" office:value="1.71">
            <text:p>1.71</text:p>
          </table:table-cell>
          <table:table-cell table:style-name="ce9" table:formula="of:=[.H39]/[.J39]" office:value-type="float" office:value="98143.2748538012">
            <text:p>98143.27</text:p>
          </table:table-cell>
          <table:table-cell table:style-name="ce9" table:formula="of:=[.I39]/[.J39]" office:value-type="float" office:value="4777121.6374269">
            <text:p>4777121.64</text:p>
          </table:table-cell>
        </table:table-row>
        <table:table-row table:style-name="ro1">
          <table:table-cell office:value-type="string">
            <text:p>vars-250-7.cnf</text:p>
          </table:table-cell>
          <table:table-cell table:style-name="ce5" office:value-type="string">
            <text:p>SATISFIABLE</text:p>
          </table:table-cell>
          <table:table-cell office:value-type="float" office:value="250515">
            <text:p>250515</text:p>
          </table:table-cell>
          <table:table-cell office:value-type="float" office:value="9703885">
            <text:p>9703885</text:p>
          </table:table-cell>
          <table:table-cell office:value-type="float" office:value="5.13">
            <text:p>5.13</text:p>
          </table:table-cell>
          <table:table-cell table:formula="of:=[.C40]/[.E40]" office:value-type="float" office:value="48833.3333333333">
            <text:p>48833.33</text:p>
          </table:table-cell>
          <table:table-cell table:style-name="ce10" table:formula="of:=[.D40]/[.E40]" office:value-type="float" office:value="1891595.5165692">
            <text:p>1891595.52</text:p>
          </table:table-cell>
          <table:table-cell office:value-type="float" office:value="70856">
            <text:p>70856</text:p>
          </table:table-cell>
          <table:table-cell office:value-type="float" office:value="3482507">
            <text:p>3482507</text:p>
          </table:table-cell>
          <table:table-cell office:value-type="float" office:value="0.72">
            <text:p>0.72</text:p>
          </table:table-cell>
          <table:table-cell table:style-name="ce9" table:formula="of:=[.H40]/[.J40]" office:value-type="float" office:value="98411.1111111111">
            <text:p>98411.11</text:p>
          </table:table-cell>
          <table:table-cell table:style-name="ce9" table:formula="of:=[.I40]/[.J40]" office:value-type="float" office:value="4836815.27777778">
            <text:p>4836815.28</text:p>
          </table:table-cell>
        </table:table-row>
        <table:table-row table:style-name="ro1">
          <table:table-cell office:value-type="string">
            <text:p>vars-250-8.cnf</text:p>
          </table:table-cell>
          <table:table-cell table:style-name="ce5" office:value-type="string">
            <text:p>UNSATISFIABLE</text:p>
          </table:table-cell>
          <table:table-cell office:value-type="float" office:value="2171974">
            <text:p>2171974</text:p>
          </table:table-cell>
          <table:table-cell office:value-type="float" office:value="82263646">
            <text:p>82263646</text:p>
          </table:table-cell>
          <table:table-cell office:value-type="float" office:value="43.11">
            <text:p>43.11</text:p>
          </table:table-cell>
          <table:table-cell table:formula="of:=[.C41]/[.E41]" office:value-type="float" office:value="50382.1387149153">
            <text:p>50382.14</text:p>
          </table:table-cell>
          <table:table-cell table:style-name="ce10" table:formula="of:=[.D41]/[.E41]" office:value-type="float" office:value="1908226.53676641">
            <text:p>1908226.54</text:p>
          </table:table-cell>
          <table:table-cell office:value-type="float" office:value="102141">
            <text:p>102141</text:p>
          </table:table-cell>
          <table:table-cell office:value-type="float" office:value="4950914">
            <text:p>4950914</text:p>
          </table:table-cell>
          <table:table-cell office:value-type="float" office:value="1.01">
            <text:p>1.01</text:p>
          </table:table-cell>
          <table:table-cell table:style-name="ce9" table:formula="of:=[.H41]/[.J41]" office:value-type="float" office:value="101129.702970297">
            <text:p>101129.70</text:p>
          </table:table-cell>
          <table:table-cell table:style-name="ce9" table:formula="of:=[.I41]/[.J41]" office:value-type="float" office:value="4901895.04950495">
            <text:p>4901895.05</text:p>
          </table:table-cell>
        </table:table-row>
        <table:table-row table:style-name="ro1">
          <table:table-cell office:value-type="string">
            <text:p>vars-250-9.cnf</text:p>
          </table:table-cell>
          <table:table-cell table:style-name="ce5" office:value-type="string">
            <text:p>SATISFIABLE</text:p>
          </table:table-cell>
          <table:table-cell office:value-type="float" office:value="1168089">
            <text:p>1168089</text:p>
          </table:table-cell>
          <table:table-cell office:value-type="float" office:value="44527608">
            <text:p>44527608</text:p>
          </table:table-cell>
          <table:table-cell office:value-type="float" office:value="22.28">
            <text:p>22.28</text:p>
          </table:table-cell>
          <table:table-cell table:formula="of:=[.C42]/[.E42]" office:value-type="float" office:value="52427.6929982047">
            <text:p>52427.69</text:p>
          </table:table-cell>
          <table:table-cell table:style-name="ce10" table:formula="of:=[.D42]/[.E42]" office:value-type="float" office:value="1998546.14003591">
            <text:p>1998546.14</text:p>
          </table:table-cell>
          <table:table-cell office:value-type="float" office:value="13177">
            <text:p>13177</text:p>
          </table:table-cell>
          <table:table-cell office:value-type="float" office:value="639602">
            <text:p>639602</text:p>
          </table:table-cell>
          <table:table-cell office:value-type="float" office:value="0.12">
            <text:p>0.12</text:p>
          </table:table-cell>
          <table:table-cell table:style-name="ce9" table:formula="of:=[.H42]/[.J42]" office:value-type="float" office:value="109808.333333333">
            <text:p>109808.33</text:p>
          </table:table-cell>
          <table:table-cell table:style-name="ce9" table:formula="of:=[.I42]/[.J42]" office:value-type="float" office:value="5330016.66666667">
            <text:p>5330016.67</text:p>
          </table:table-cell>
        </table:table-row>
        <table:table-row table:style-name="ro1">
          <table:table-cell office:value-type="string">
            <text:p>vars-300-1.cnf</text:p>
          </table:table-cell>
          <table:table-cell table:style-name="ce5" office:value-type="string">
            <text:p>SATISFIABLE</text:p>
          </table:table-cell>
          <table:table-cell office:value-type="float" office:value="7502921">
            <text:p>7502921</text:p>
          </table:table-cell>
          <table:table-cell office:value-type="float" office:value="318648620">
            <text:p>318648620</text:p>
          </table:table-cell>
          <table:table-cell office:value-type="float" office:value="166.52">
            <text:p>166.52</text:p>
          </table:table-cell>
          <table:table-cell table:formula="of:=[.C43]/[.E43]" office:value-type="float" office:value="45057.1763151573">
            <text:p>45057.18</text:p>
          </table:table-cell>
          <table:table-cell table:style-name="ce10" table:formula="of:=[.D43]/[.E43]" office:value-type="float" office:value="1913575.6665866">
            <text:p>1913575.67</text:p>
          </table:table-cell>
          <table:table-cell office:value-type="float" office:value="735626">
            <text:p>735626</text:p>
          </table:table-cell>
          <table:table-cell office:value-type="float" office:value="40157146">
            <text:p>40157146</text:p>
          </table:table-cell>
          <table:table-cell office:value-type="float" office:value="9.69">
            <text:p>9.69</text:p>
          </table:table-cell>
          <table:table-cell table:style-name="ce9" table:formula="of:=[.H43]/[.J43]" office:value-type="float" office:value="75915.995872033">
            <text:p>75916.00</text:p>
          </table:table-cell>
          <table:table-cell table:style-name="ce9" table:formula="of:=[.I43]/[.J43]" office:value-type="float" office:value="4144184.31372549">
            <text:p>4144184.31</text:p>
          </table:table-cell>
        </table:table-row>
        <table:table-row table:style-name="ro1">
          <table:table-cell office:value-type="string">
            <text:p>vars-300-10.cnf</text:p>
          </table:table-cell>
          <table:table-cell table:style-name="ce5" office:value-type="string">
            <text:p>SATISFIABLE</text:p>
          </table:table-cell>
          <table:table-cell office:value-type="float" office:value="4167484">
            <text:p>4167484</text:p>
          </table:table-cell>
          <table:table-cell office:value-type="float" office:value="183301660">
            <text:p>183301660</text:p>
          </table:table-cell>
          <table:table-cell office:value-type="float" office:value="97.31">
            <text:p>97.31</text:p>
          </table:table-cell>
          <table:table-cell table:formula="of:=[.C44]/[.E44]" office:value-type="float" office:value="42826.8831569212">
            <text:p>42826.88</text:p>
          </table:table-cell>
          <table:table-cell table:style-name="ce10" table:formula="of:=[.D44]/[.E44]" office:value-type="float" office:value="1883687.80187031">
            <text:p>1883687.80</text:p>
          </table:table-cell>
          <table:table-cell office:value-type="float" office:value="583333">
            <text:p>583333</text:p>
          </table:table-cell>
          <table:table-cell office:value-type="float" office:value="32608898">
            <text:p>32608898</text:p>
          </table:table-cell>
          <table:table-cell office:value-type="float" office:value="7.51">
            <text:p>7.51</text:p>
          </table:table-cell>
          <table:table-cell table:style-name="ce9" table:formula="of:=[.H44]/[.J44]" office:value-type="float" office:value="77674.1677762983">
            <text:p>77674.17</text:p>
          </table:table-cell>
          <table:table-cell table:style-name="ce9" table:formula="of:=[.I44]/[.J44]" office:value-type="float" office:value="4342063.64846871">
            <text:p>4342063.65</text:p>
          </table:table-cell>
        </table:table-row>
        <table:table-row table:style-name="ro1">
          <table:table-cell office:value-type="string">
            <text:p>vars-300-2.cnf</text:p>
          </table:table-cell>
          <table:table-cell table:style-name="ce5" office:value-type="string">
            <text:p>UNSATISFIABLE</text:p>
          </table:table-cell>
          <table:table-cell office:value-type="float" office:value="13589646">
            <text:p>13589646</text:p>
          </table:table-cell>
          <table:table-cell office:value-type="float" office:value="589294256">
            <text:p>589294256</text:p>
          </table:table-cell>
          <table:table-cell office:value-type="float" office:value="308.83">
            <text:p>308.83</text:p>
          </table:table-cell>
          <table:table-cell table:formula="of:=[.C45]/[.E45]" office:value-type="float" office:value="44003.6460188453">
            <text:p>44003.65</text:p>
          </table:table-cell>
          <table:table-cell table:style-name="ce10" table:formula="of:=[.D45]/[.E45]" office:value-type="float" office:value="1908150.94388499">
            <text:p>1908150.94</text:p>
          </table:table-cell>
          <table:table-cell office:value-type="float" office:value="684863">
            <text:p>684863</text:p>
          </table:table-cell>
          <table:table-cell office:value-type="float" office:value="37919940">
            <text:p>37919940</text:p>
          </table:table-cell>
          <table:table-cell office:value-type="float" office:value="8.95">
            <text:p>8.95</text:p>
          </table:table-cell>
          <table:table-cell table:style-name="ce9" table:formula="of:=[.H45]/[.J45]" office:value-type="float" office:value="76521.0055865922">
            <text:p>76521.01</text:p>
          </table:table-cell>
          <table:table-cell table:style-name="ce9" table:formula="of:=[.I45]/[.J45]" office:value-type="float" office:value="4236864.80446927">
            <text:p>4236864.80</text:p>
          </table:table-cell>
        </table:table-row>
        <table:table-row table:style-name="ro1">
          <table:table-cell office:value-type="string">
            <text:p>vars-300-3.cnf</text:p>
          </table:table-cell>
          <table:table-cell table:style-name="ce5" office:value-type="string">
            <text:p>UNSATISFIABLE</text:p>
          </table:table-cell>
          <table:table-cell office:value-type="float" office:value="9116113">
            <text:p>9116113</text:p>
          </table:table-cell>
          <table:table-cell office:value-type="float" office:value="390968554">
            <text:p>390968554</text:p>
          </table:table-cell>
          <table:table-cell office:value-type="float" office:value="197.26">
            <text:p>197.26</text:p>
          </table:table-cell>
          <table:table-cell table:formula="of:=[.C46]/[.E46]" office:value-type="float" office:value="46213.6925884619">
            <text:p>46213.69</text:p>
          </table:table-cell>
          <table:table-cell table:style-name="ce10" table:formula="of:=[.D46]/[.E46]" office:value-type="float" office:value="1981996.11680016">
            <text:p>1981996.12</text:p>
          </table:table-cell>
          <table:table-cell office:value-type="float" office:value="381842">
            <text:p>381842</text:p>
          </table:table-cell>
          <table:table-cell office:value-type="float" office:value="21074498">
            <text:p>21074498</text:p>
          </table:table-cell>
          <table:table-cell office:value-type="float" office:value="5.05">
            <text:p>5.05</text:p>
          </table:table-cell>
          <table:table-cell table:style-name="ce9" table:formula="of:=[.H46]/[.J46]" office:value-type="float" office:value="75612.2772277228">
            <text:p>75612.28</text:p>
          </table:table-cell>
          <table:table-cell table:style-name="ce9" table:formula="of:=[.I46]/[.J46]" office:value-type="float" office:value="4173167.92079208">
            <text:p>4173167.92</text:p>
          </table:table-cell>
        </table:table-row>
        <table:table-row table:style-name="ro1">
          <table:table-cell office:value-type="string">
            <text:p>vars-300-4.cnf</text:p>
          </table:table-cell>
          <table:table-cell table:style-name="ce5" office:value-type="string">
            <text:p>UNSATISFIABLE</text:p>
          </table:table-cell>
          <table:table-cell office:value-type="float" office:value="15036837">
            <text:p>15036837</text:p>
          </table:table-cell>
          <table:table-cell office:value-type="float" office:value="651673259">
            <text:p>651673259</text:p>
          </table:table-cell>
          <table:table-cell office:value-type="float" office:value="346.59">
            <text:p>346.59</text:p>
          </table:table-cell>
          <table:table-cell table:formula="of:=[.C47]/[.E47]" office:value-type="float" office:value="43385.0861248161">
            <text:p>43385.09</text:p>
          </table:table-cell>
          <table:table-cell table:style-name="ce10" table:formula="of:=[.D47]/[.E47]" office:value-type="float" office:value="1880242.53152139">
            <text:p>1880242.53</text:p>
          </table:table-cell>
          <table:table-cell office:value-type="float" office:value="573471">
            <text:p>573471</text:p>
          </table:table-cell>
          <table:table-cell office:value-type="float" office:value="31479538">
            <text:p>31479538</text:p>
          </table:table-cell>
          <table:table-cell office:value-type="float" office:value="7.67">
            <text:p>7.67</text:p>
          </table:table-cell>
          <table:table-cell table:style-name="ce9" table:formula="of:=[.H47]/[.J47]" office:value-type="float" office:value="74768.0573663625">
            <text:p>74768.06</text:p>
          </table:table-cell>
          <table:table-cell table:style-name="ce9" table:formula="of:=[.I47]/[.J47]" office:value-type="float" office:value="4104242.24250326">
            <text:p>4104242.24</text:p>
          </table:table-cell>
        </table:table-row>
        <table:table-row table:style-name="ro1">
          <table:table-cell office:value-type="string">
            <text:p>vars-300-5.cnf</text:p>
          </table:table-cell>
          <table:table-cell table:style-name="ce5" office:value-type="string">
            <text:p>SATISFIABLE</text:p>
          </table:table-cell>
          <table:table-cell office:value-type="float" office:value="10225795">
            <text:p>10225795</text:p>
          </table:table-cell>
          <table:table-cell office:value-type="float" office:value="448689117">
            <text:p>448689117</text:p>
          </table:table-cell>
          <table:table-cell office:value-type="float" office:value="247.18">
            <text:p>247.18</text:p>
          </table:table-cell>
          <table:table-cell table:formula="of:=[.C48]/[.E48]" office:value-type="float" office:value="41369.831701594">
            <text:p>41369.83</text:p>
          </table:table-cell>
          <table:table-cell table:style-name="ce10" table:formula="of:=[.D48]/[.E48]" office:value-type="float" office:value="1815232.28821102">
            <text:p>1815232.29</text:p>
          </table:table-cell>
          <table:table-cell office:value-type="float" office:value="416577">
            <text:p>416577</text:p>
          </table:table-cell>
          <table:table-cell office:value-type="float" office:value="22814596">
            <text:p>22814596</text:p>
          </table:table-cell>
          <table:table-cell office:value-type="float" office:value="5.47">
            <text:p>5.47</text:p>
          </table:table-cell>
          <table:table-cell table:style-name="ce9" table:formula="of:=[.H48]/[.J48]" office:value-type="float" office:value="76156.6727605119">
            <text:p>76156.67</text:p>
          </table:table-cell>
          <table:table-cell table:style-name="ce9" table:formula="of:=[.I48]/[.J48]" office:value-type="float" office:value="4170858.50091408">
            <text:p>4170858.50</text:p>
          </table:table-cell>
        </table:table-row>
        <table:table-row table:style-name="ro1">
          <table:table-cell office:value-type="string">
            <text:p>vars-300-6.cnf</text:p>
          </table:table-cell>
          <table:table-cell table:style-name="ce5" office:value-type="string">
            <text:p>UNSATISFIABLE</text:p>
          </table:table-cell>
          <table:table-cell office:value-type="float" office:value="5435152">
            <text:p>5435152</text:p>
          </table:table-cell>
          <table:table-cell office:value-type="float" office:value="234918670">
            <text:p>234918670</text:p>
          </table:table-cell>
          <table:table-cell office:value-type="float" office:value="124.41">
            <text:p>124.41</text:p>
          </table:table-cell>
          <table:table-cell table:formula="of:=[.C49]/[.E49]" office:value-type="float" office:value="43687.4206253517">
            <text:p>43687.42</text:p>
          </table:table-cell>
          <table:table-cell table:style-name="ce10" table:formula="of:=[.D49]/[.E49]" office:value-type="float" office:value="1888261.95643437">
            <text:p>1888261.96</text:p>
          </table:table-cell>
          <table:table-cell office:value-type="float" office:value="314191">
            <text:p>314191</text:p>
          </table:table-cell>
          <table:table-cell office:value-type="float" office:value="17597532">
            <text:p>17597532</text:p>
          </table:table-cell>
          <table:table-cell office:value-type="float" office:value="4.2">
            <text:p>4.2</text:p>
          </table:table-cell>
          <table:table-cell table:style-name="ce9" table:formula="of:=[.H49]/[.J49]" office:value-type="float" office:value="74807.3809523809">
            <text:p>74807.38</text:p>
          </table:table-cell>
          <table:table-cell table:style-name="ce9" table:formula="of:=[.I49]/[.J49]" office:value-type="float" office:value="4189888.57142857">
            <text:p>4189888.57</text:p>
          </table:table-cell>
        </table:table-row>
        <table:table-row table:style-name="ro1">
          <table:table-cell office:value-type="string">
            <text:p>vars-300-7.cnf</text:p>
          </table:table-cell>
          <table:table-cell table:style-name="ce5" office:value-type="string">
            <text:p>SATISFIABLE</text:p>
          </table:table-cell>
          <table:table-cell office:value-type="float" office:value="4352743">
            <text:p>4352743</text:p>
          </table:table-cell>
          <table:table-cell office:value-type="float" office:value="195032768">
            <text:p>195032768</text:p>
          </table:table-cell>
          <table:table-cell office:value-type="float" office:value="104.5">
            <text:p>104.5</text:p>
          </table:table-cell>
          <table:table-cell table:formula="of:=[.C50]/[.E50]" office:value-type="float" office:value="41653.043062201">
            <text:p>41653.04</text:p>
          </table:table-cell>
          <table:table-cell table:style-name="ce10" table:formula="of:=[.D50]/[.E50]" office:value-type="float" office:value="1866342.27751196">
            <text:p>1866342.28</text:p>
          </table:table-cell>
          <table:table-cell office:value-type="float" office:value="73614">
            <text:p>73614</text:p>
          </table:table-cell>
          <table:table-cell office:value-type="float" office:value="4082109">
            <text:p>4082109</text:p>
          </table:table-cell>
          <table:table-cell office:value-type="float" office:value="0.99">
            <text:p>0.99</text:p>
          </table:table-cell>
          <table:table-cell table:style-name="ce9" table:formula="of:=[.H50]/[.J50]" office:value-type="float" office:value="74357.5757575758">
            <text:p>74357.58</text:p>
          </table:table-cell>
          <table:table-cell table:style-name="ce9" table:formula="of:=[.I50]/[.J50]" office:value-type="float" office:value="4123342.42424242">
            <text:p>4123342.42</text:p>
          </table:table-cell>
        </table:table-row>
        <table:table-row table:style-name="ro1">
          <table:table-cell office:value-type="string">
            <text:p>vars-300-8.cnf</text:p>
          </table:table-cell>
          <table:table-cell table:style-name="ce5" office:value-type="string">
            <text:p>UNSATISFIABLE</text:p>
          </table:table-cell>
          <table:table-cell office:value-type="float" office:value="17212235">
            <text:p>17212235</text:p>
          </table:table-cell>
          <table:table-cell office:value-type="float" office:value="742522876">
            <text:p>742522876</text:p>
          </table:table-cell>
          <table:table-cell office:value-type="float" office:value="386.65">
            <text:p>386.65</text:p>
          </table:table-cell>
          <table:table-cell table:formula="of:=[.C51]/[.E51]" office:value-type="float" office:value="44516.3196689513">
            <text:p>44516.32</text:p>
          </table:table-cell>
          <table:table-cell table:style-name="ce10" table:formula="of:=[.D51]/[.E51]" office:value-type="float" office:value="1920400.55864477">
            <text:p>1920400.56</text:p>
          </table:table-cell>
          <table:table-cell office:value-type="float" office:value="673577">
            <text:p>673577</text:p>
          </table:table-cell>
          <table:table-cell office:value-type="float" office:value="37352432">
            <text:p>37352432</text:p>
          </table:table-cell>
          <table:table-cell office:value-type="float" office:value="8.92">
            <text:p>8.92</text:p>
          </table:table-cell>
          <table:table-cell table:style-name="ce9" table:formula="of:=[.H51]/[.J51]" office:value-type="float" office:value="75513.1165919283">
            <text:p>75513.12</text:p>
          </table:table-cell>
          <table:table-cell table:style-name="ce9" table:formula="of:=[.I51]/[.J51]" office:value-type="float" office:value="4187492.37668161">
            <text:p>4187492.38</text:p>
          </table:table-cell>
        </table:table-row>
        <table:table-row table:style-name="ro1">
          <table:table-cell office:value-type="string">
            <text:p>vars-300-9.cnf</text:p>
          </table:table-cell>
          <table:table-cell table:style-name="ce5" office:value-type="string">
            <text:p>SATISFIABLE</text:p>
          </table:table-cell>
          <table:table-cell office:value-type="float" office:value="3241007">
            <text:p>3241007</text:p>
          </table:table-cell>
          <table:table-cell office:value-type="float" office:value="140191204">
            <text:p>140191204</text:p>
          </table:table-cell>
          <table:table-cell office:value-type="float" office:value="73.47">
            <text:p>73.47</text:p>
          </table:table-cell>
          <table:table-cell table:formula="of:=[.C52]/[.E52]" office:value-type="float" office:value="44113.3387777324">
            <text:p>44113.34</text:p>
          </table:table-cell>
          <table:table-cell table:style-name="ce10" table:formula="of:=[.D52]/[.E52]" office:value-type="float" office:value="1908142.15325983">
            <text:p>1908142.15</text:p>
          </table:table-cell>
          <table:table-cell office:value-type="float" office:value="302725">
            <text:p>302725</text:p>
          </table:table-cell>
          <table:table-cell office:value-type="float" office:value="16688171">
            <text:p>16688171</text:p>
          </table:table-cell>
          <table:table-cell office:value-type="float" office:value="3.73">
            <text:p>3.73</text:p>
          </table:table-cell>
          <table:table-cell table:style-name="ce9" table:formula="of:=[.H52]/[.J52]" office:value-type="float" office:value="81159.5174262735">
            <text:p>81159.52</text:p>
          </table:table-cell>
          <table:table-cell table:style-name="ce9" table:formula="of:=[.I52]/[.J52]" office:value-type="float" office:value="4474040.48257373">
            <text:p>4474040.48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8"/>
          <table:table-cell/>
          <table:table-cell table:number-columns-repeated="3"/>
        </table:table-row>
        <table:table-row table:style-name="ro2" table:number-rows-repeated="1048520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03-08T17:47:46</dc:date>
    <dc:creator>necavit </dc:creator>
    <meta:editing-duration>PT28M16S</meta:editing-duration>
    <meta:editing-cycles>16</meta:editing-cycles>
    <meta:document-statistic meta:table-count="1" meta:cell-count="6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circle" chart:symbol-width="0.2cm" chart:symbol-height="0.2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2cm" chart:symbol-height="0.2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658cm" svg:height="15.688cm" xlink:href=".." xlink:type="simple" chart:class="chart:line" chart:style-name="ch1">
        <chart:title svg:x="4.785cm" svg:y="0.449cm" chart:style-name="ch2">
          <text:p>Propagations per second</text:p>
        </chart:title>
        <chart:subtitle svg:x="5.658cm" svg:y="1.541cm" chart:style-name="ch3">
          <text:p>sat.cpp vs Picosat</text:p>
        </chart:subtitle>
        <chart:legend svg:x="9.596cm" svg:y="11.691cm" style:legend-expansion="custom" chartooo:width="4.676cm" chartooo:height="1.372cm" style:legend-expansion-aspect-ratio="3.40816326530612" chart:style-name="ch4"/>
        <chart:plot-area chart:style-name="ch5" table:cell-range-address="Sheet1.A3:Sheet1.A52 Sheet1.G2:Sheet1.G52 Sheet1.L2:Sheet1.L52" chart:data-source-has-labels="both" svg:x="1.299cm" svg:y="2.981cm" svg:width="13.478cm" svg:height="7.268cm">
          <chartooo:coordinate-region svg:x="3.508cm" svg:y="3.18cm" svg:width="10.381cm" svg:height="6.024cm"/>
          <chart:axis chart:dimension="x" chart:name="primary-x" chart:style-name="ch6" chartooo:axis-type="auto">
            <chartooo:date-scale/>
            <chart:title svg:x="6.724cm" svg:y="10.562cm" chart:style-name="ch7">
              <text:p>Problem instance</text:p>
            </chart:title>
            <chart:categories table:cell-range-address="Sheet1.A3:Sheet1.A52"/>
          </chart:axis>
          <chart:axis chart:dimension="y" chart:name="primary-y" chart:style-name="ch8">
            <chart:title svg:x="0.446cm" svg:y="7.757cm" chart:style-name="ch9">
              <text:p>Propagations/s</text:p>
            </chart:title>
            <chart:grid chart:style-name="ch10" chart:class="major"/>
          </chart:axis>
          <chart:series chart:style-name="ch11" chart:values-cell-range-address="Sheet1.G3:Sheet1.G52" chart:label-cell-address="Sheet1.G2:Sheet1.G2" chart:class="chart:line">
            <chart:data-point chart:repeated="50"/>
          </chart:series>
          <chart:series chart:style-name="ch12" chart:values-cell-range-address="Sheet1.L3:Sheet1.L52" chart:label-cell-address="Sheet1.L2:Sheet1.L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agations/s (sat.cpp)</text:p>
                <draw:g>
                  <svg:desc>Sheet1.G2:Sheet1.G2</svg:desc>
                </draw:g>
              </table:table-cell>
              <table:table-cell office:value-type="string">
                <text:p>Propagations/s (Picosat)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rs-100-1.cnf</text:p>
                <draw:g>
                  <svg:desc>Sheet1.A3:Sheet1.A52</svg:desc>
                </draw:g>
              </table:table-cell>
              <table:table-cell office:value-type="float" office:value="572300">
                <text:p>572300</text:p>
                <draw:g>
                  <svg:desc>Sheet1.G3:Sheet1.G52</svg:desc>
                </draw:g>
              </table:table-cell>
              <table:table-cell office:value-type="float" office:value="1665000">
                <text:p>1665000</text:p>
                <draw:g>
                  <svg:desc>Sheet1.L3:Sheet1.L52</svg:desc>
                </draw:g>
              </table:table-cell>
            </table:table-row>
            <table:table-row>
              <table:table-cell office:value-type="string">
                <text:p>vars-100-10.cnf</text:p>
              </table:table-cell>
              <table:table-cell office:value-type="float" office:value="1025250">
                <text:p>1025250</text:p>
              </table:table-cell>
              <table:table-cell office:value-type="float" office:value="3355000">
                <text:p>3355000</text:p>
              </table:table-cell>
            </table:table-row>
            <table:table-row>
              <table:table-cell office:value-type="string">
                <text:p>vars-100-2.cnf</text:p>
              </table:table-cell>
              <table:table-cell office:value-type="float" office:value="706400">
                <text:p>706400</text:p>
              </table:table-cell>
              <table:table-cell office:value-type="float" office:value="1510200">
                <text:p>1510200</text:p>
              </table:table-cell>
            </table:table-row>
            <table:table-row>
              <table:table-cell office:value-type="string">
                <text:p>vars-100-3.cnf</text:p>
              </table:table-cell>
              <table:table-cell office:value-type="float" office:value="2456800">
                <text:p>2456800</text:p>
              </table:table-cell>
              <table:table-cell office:value-type="float" office:value="2759600">
                <text:p>2759600</text:p>
              </table:table-cell>
            </table:table-row>
            <table:table-row>
              <table:table-cell office:value-type="string">
                <text:p>vars-100-4.cnf</text:p>
              </table:table-cell>
              <table:table-cell office:value-type="float" office:value="1990950">
                <text:p>1990950</text:p>
              </table:table-cell>
              <table:table-cell office:value-type="float" office:value="3769000">
                <text:p>3769000</text:p>
              </table:table-cell>
            </table:table-row>
            <table:table-row>
              <table:table-cell office:value-type="string">
                <text:p>vars-100-5.cnf</text:p>
              </table:table-cell>
              <table:table-cell office:value-type="float" office:value="3179800">
                <text:p>3179800</text:p>
              </table:table-cell>
              <table:table-cell office:value-type="float" office:value="3341600">
                <text:p>3341600</text:p>
              </table:table-cell>
            </table:table-row>
            <table:table-row>
              <table:table-cell office:value-type="string">
                <text:p>vars-100-6.cnf</text:p>
              </table:table-cell>
              <table:table-cell office:value-type="float" office:value="196000">
                <text:p>196000</text:p>
              </table:table-cell>
              <table:table-cell office:value-type="float" office:value="2524400">
                <text:p>2524400</text:p>
              </table:table-cell>
            </table:table-row>
            <table:table-row>
              <table:table-cell office:value-type="string">
                <text:p>vars-100-7.cnf</text:p>
              </table:table-cell>
              <table:table-cell office:value-type="float" office:value="1773500">
                <text:p>1773500</text:p>
              </table:table-cell>
              <table:table-cell office:value-type="float" office:value="788800">
                <text:p>788800</text:p>
              </table:table-cell>
            </table:table-row>
            <table:table-row>
              <table:table-cell office:value-type="string">
                <text:p>vars-100-8.cnf</text:p>
              </table:table-cell>
              <table:table-cell office:value-type="float" office:value="1680100">
                <text:p>1680100</text:p>
              </table:table-cell>
              <table:table-cell office:value-type="float" office:value="92800">
                <text:p>92800</text:p>
              </table:table-cell>
            </table:table-row>
            <table:table-row>
              <table:table-cell office:value-type="string">
                <text:p>vars-100-9.cnf</text:p>
              </table:table-cell>
              <table:table-cell office:value-type="float" office:value="1573200">
                <text:p>1573200</text:p>
              </table:table-cell>
              <table:table-cell office:value-type="float" office:value="2203400">
                <text:p>2203400</text:p>
              </table:table-cell>
            </table:table-row>
            <table:table-row>
              <table:table-cell office:value-type="string">
                <text:p>vars-150-1.cnf</text:p>
              </table:table-cell>
              <table:table-cell office:value-type="float" office:value="1607928.57142857">
                <text:p>1607928.57142857</text:p>
              </table:table-cell>
              <table:table-cell office:value-type="float" office:value="5934200">
                <text:p>5934200</text:p>
              </table:table-cell>
            </table:table-row>
            <table:table-row>
              <table:table-cell office:value-type="string">
                <text:p>vars-150-10.cnf</text:p>
              </table:table-cell>
              <table:table-cell office:value-type="float" office:value="2011155.55555556">
                <text:p>2011155.55555556</text:p>
              </table:table-cell>
              <table:table-cell office:value-type="float" office:value="5623700">
                <text:p>5623700</text:p>
              </table:table-cell>
            </table:table-row>
            <table:table-row>
              <table:table-cell office:value-type="string">
                <text:p>vars-150-2.cnf</text:p>
              </table:table-cell>
              <table:table-cell office:value-type="float" office:value="1870244.44444444">
                <text:p>1870244.44444444</text:p>
              </table:table-cell>
              <table:table-cell office:value-type="float" office:value="7793300">
                <text:p>7793300</text:p>
              </table:table-cell>
            </table:table-row>
            <table:table-row>
              <table:table-cell office:value-type="string">
                <text:p>vars-150-3.cnf</text:p>
              </table:table-cell>
              <table:table-cell office:value-type="float" office:value="1600800">
                <text:p>1600800</text:p>
              </table:table-cell>
              <table:table-cell office:value-type="float" office:value="5729800">
                <text:p>5729800</text:p>
              </table:table-cell>
            </table:table-row>
            <table:table-row>
              <table:table-cell office:value-type="string">
                <text:p>vars-150-4.cnf</text:p>
              </table:table-cell>
              <table:table-cell office:value-type="float" office:value="1932963.15789474">
                <text:p>1932963.15789474</text:p>
              </table:table-cell>
              <table:table-cell office:value-type="float" office:value="6912700">
                <text:p>6912700</text:p>
              </table:table-cell>
            </table:table-row>
            <table:table-row>
              <table:table-cell office:value-type="string">
                <text:p>vars-150-5.cnf</text:p>
              </table:table-cell>
              <table:table-cell office:value-type="float" office:value="1857536.36363636">
                <text:p>1857536.36363636</text:p>
              </table:table-cell>
              <table:table-cell office:value-type="float" office:value="5169100">
                <text:p>5169100</text:p>
              </table:table-cell>
            </table:table-row>
            <table:table-row>
              <table:table-cell office:value-type="string">
                <text:p>vars-150-6.cnf</text:p>
              </table:table-cell>
              <table:table-cell office:value-type="float" office:value="1545266.66666667">
                <text:p>1545266.66666667</text:p>
              </table:table-cell>
              <table:table-cell office:value-type="float" office:value="1531000">
                <text:p>1531000</text:p>
              </table:table-cell>
            </table:table-row>
            <table:table-row>
              <table:table-cell office:value-type="string">
                <text:p>vars-150-7.cnf</text:p>
              </table:table-cell>
              <table:table-cell office:value-type="float" office:value="2001703.57142857">
                <text:p>2001703.57142857</text:p>
              </table:table-cell>
              <table:table-cell office:value-type="float" office:value="8644000">
                <text:p>8644000</text:p>
              </table:table-cell>
            </table:table-row>
            <table:table-row>
              <table:table-cell office:value-type="string">
                <text:p>vars-150-8.cnf</text:p>
              </table:table-cell>
              <table:table-cell office:value-type="float" office:value="1665511.11111111">
                <text:p>1665511.11111111</text:p>
              </table:table-cell>
              <table:table-cell office:value-type="float" office:value="5348000">
                <text:p>5348000</text:p>
              </table:table-cell>
            </table:table-row>
            <table:table-row>
              <table:table-cell office:value-type="string">
                <text:p>vars-150-9.cnf</text:p>
              </table:table-cell>
              <table:table-cell office:value-type="float" office:value="1440620">
                <text:p>1440620</text:p>
              </table:table-cell>
              <table:table-cell office:value-type="float" office:value="5954300">
                <text:p>5954300</text:p>
              </table:table-cell>
            </table:table-row>
            <table:table-row>
              <table:table-cell office:value-type="string">
                <text:p>vars-200-1.cnf</text:p>
              </table:table-cell>
              <table:table-cell office:value-type="float" office:value="2009403.58744395">
                <text:p>2009403.58744395</text:p>
              </table:table-cell>
              <table:table-cell office:value-type="float" office:value="5624784.61538462">
                <text:p>5624784.61538462</text:p>
              </table:table-cell>
            </table:table-row>
            <table:table-row>
              <table:table-cell office:value-type="string">
                <text:p>vars-200-10.cnf</text:p>
              </table:table-cell>
              <table:table-cell office:value-type="float" office:value="1930102.48962656">
                <text:p>1930102.48962656</text:p>
              </table:table-cell>
              <table:table-cell office:value-type="float" office:value="5288118.75">
                <text:p>5288118.75</text:p>
              </table:table-cell>
            </table:table-row>
            <table:table-row>
              <table:table-cell office:value-type="string">
                <text:p>vars-200-2.cnf</text:p>
              </table:table-cell>
              <table:table-cell office:value-type="float" office:value="1981074.48979592">
                <text:p>1981074.48979592</text:p>
              </table:table-cell>
              <table:table-cell office:value-type="float" office:value="5918875">
                <text:p>5918875</text:p>
              </table:table-cell>
            </table:table-row>
            <table:table-row>
              <table:table-cell office:value-type="string">
                <text:p>vars-200-3.cnf</text:p>
              </table:table-cell>
              <table:table-cell office:value-type="float" office:value="1966401.31578947">
                <text:p>1966401.31578947</text:p>
              </table:table-cell>
              <table:table-cell office:value-type="float" office:value="5359866.66666667">
                <text:p>5359866.66666667</text:p>
              </table:table-cell>
            </table:table-row>
            <table:table-row>
              <table:table-cell office:value-type="string">
                <text:p>vars-200-4.cnf</text:p>
              </table:table-cell>
              <table:table-cell office:value-type="float" office:value="1913190.66666667">
                <text:p>1913190.66666667</text:p>
              </table:table-cell>
              <table:table-cell office:value-type="float" office:value="6353975">
                <text:p>6353975</text:p>
              </table:table-cell>
            </table:table-row>
            <table:table-row>
              <table:table-cell office:value-type="string">
                <text:p>vars-200-5.cnf</text:p>
              </table:table-cell>
              <table:table-cell office:value-type="float" office:value="1879345.83333333">
                <text:p>1879345.83333333</text:p>
              </table:table-cell>
              <table:table-cell office:value-type="float" office:value="5753512.5">
                <text:p>5753512.5</text:p>
              </table:table-cell>
            </table:table-row>
            <table:table-row>
              <table:table-cell office:value-type="string">
                <text:p>vars-200-6.cnf</text:p>
              </table:table-cell>
              <table:table-cell office:value-type="float" office:value="1948268.88888889">
                <text:p>1948268.88888889</text:p>
              </table:table-cell>
              <table:table-cell office:value-type="float" office:value="6997400">
                <text:p>6997400</text:p>
              </table:table-cell>
            </table:table-row>
            <table:table-row>
              <table:table-cell office:value-type="string">
                <text:p>vars-200-7.cnf</text:p>
              </table:table-cell>
              <table:table-cell office:value-type="float" office:value="1995804.50819672">
                <text:p>1995804.50819672</text:p>
              </table:table-cell>
              <table:table-cell office:value-type="float" office:value="4947269.56521739">
                <text:p>4947269.56521739</text:p>
              </table:table-cell>
            </table:table-row>
            <table:table-row>
              <table:table-cell office:value-type="string">
                <text:p>vars-200-8.cnf</text:p>
              </table:table-cell>
              <table:table-cell office:value-type="float" office:value="1896580.64516129">
                <text:p>1896580.64516129</text:p>
              </table:table-cell>
              <table:table-cell office:value-type="float" office:value="5848300">
                <text:p>5848300</text:p>
              </table:table-cell>
            </table:table-row>
            <table:table-row>
              <table:table-cell office:value-type="string">
                <text:p>vars-200-9.cnf</text:p>
              </table:table-cell>
              <table:table-cell office:value-type="float" office:value="2051246.15384615">
                <text:p>2051246.15384615</text:p>
              </table:table-cell>
              <table:table-cell office:value-type="float" office:value="5423200">
                <text:p>5423200</text:p>
              </table:table-cell>
            </table:table-row>
            <table:table-row>
              <table:table-cell office:value-type="string">
                <text:p>vars-250-1.cnf</text:p>
              </table:table-cell>
              <table:table-cell office:value-type="float" office:value="1892041.80293501">
                <text:p>1892041.80293501</text:p>
              </table:table-cell>
              <table:table-cell office:value-type="float" office:value="4994021.59090909">
                <text:p>4994021.59090909</text:p>
              </table:table-cell>
            </table:table-row>
            <table:table-row>
              <table:table-cell office:value-type="string">
                <text:p>vars-250-10.cnf</text:p>
              </table:table-cell>
              <table:table-cell office:value-type="float" office:value="1963950.88161209">
                <text:p>1963950.88161209</text:p>
              </table:table-cell>
              <table:table-cell office:value-type="float" office:value="5096355.73770492">
                <text:p>5096355.73770492</text:p>
              </table:table-cell>
            </table:table-row>
            <table:table-row>
              <table:table-cell office:value-type="string">
                <text:p>vars-250-2.cnf</text:p>
              </table:table-cell>
              <table:table-cell office:value-type="float" office:value="1952787.74795799">
                <text:p>1952787.74795799</text:p>
              </table:table-cell>
              <table:table-cell office:value-type="float" office:value="4809407.63358779">
                <text:p>4809407.63358779</text:p>
              </table:table-cell>
            </table:table-row>
            <table:table-row>
              <table:table-cell office:value-type="string">
                <text:p>vars-250-3.cnf</text:p>
              </table:table-cell>
              <table:table-cell office:value-type="float" office:value="1883178.0455154">
                <text:p>1883178.0455154</text:p>
              </table:table-cell>
              <table:table-cell office:value-type="float" office:value="5904225">
                <text:p>5904225</text:p>
              </table:table-cell>
            </table:table-row>
            <table:table-row>
              <table:table-cell office:value-type="string">
                <text:p>vars-250-4.cnf</text:p>
              </table:table-cell>
              <table:table-cell office:value-type="float" office:value="1971301.82291667">
                <text:p>1971301.82291667</text:p>
              </table:table-cell>
              <table:table-cell office:value-type="float" office:value="5320478.26086957">
                <text:p>5320478.26086957</text:p>
              </table:table-cell>
            </table:table-row>
            <table:table-row>
              <table:table-cell office:value-type="string">
                <text:p>vars-250-5.cnf</text:p>
              </table:table-cell>
              <table:table-cell office:value-type="float" office:value="1885061.40350877">
                <text:p>1885061.40350877</text:p>
              </table:table-cell>
              <table:table-cell office:value-type="float" office:value="4949719.26605505">
                <text:p>4949719.26605505</text:p>
              </table:table-cell>
            </table:table-row>
            <table:table-row>
              <table:table-cell office:value-type="string">
                <text:p>vars-250-6.cnf</text:p>
              </table:table-cell>
              <table:table-cell office:value-type="float" office:value="1918751.41765829">
                <text:p>1918751.41765829</text:p>
              </table:table-cell>
              <table:table-cell office:value-type="float" office:value="4777121.6374269">
                <text:p>4777121.6374269</text:p>
              </table:table-cell>
            </table:table-row>
            <table:table-row>
              <table:table-cell office:value-type="string">
                <text:p>vars-250-7.cnf</text:p>
              </table:table-cell>
              <table:table-cell office:value-type="float" office:value="1891595.5165692">
                <text:p>1891595.5165692</text:p>
              </table:table-cell>
              <table:table-cell office:value-type="float" office:value="4836815.27777778">
                <text:p>4836815.27777778</text:p>
              </table:table-cell>
            </table:table-row>
            <table:table-row>
              <table:table-cell office:value-type="string">
                <text:p>vars-250-8.cnf</text:p>
              </table:table-cell>
              <table:table-cell office:value-type="float" office:value="1908226.53676641">
                <text:p>1908226.53676641</text:p>
              </table:table-cell>
              <table:table-cell office:value-type="float" office:value="4901895.04950495">
                <text:p>4901895.04950495</text:p>
              </table:table-cell>
            </table:table-row>
            <table:table-row>
              <table:table-cell office:value-type="string">
                <text:p>vars-250-9.cnf</text:p>
              </table:table-cell>
              <table:table-cell office:value-type="float" office:value="1998546.14003591">
                <text:p>1998546.14003591</text:p>
              </table:table-cell>
              <table:table-cell office:value-type="float" office:value="5330016.66666667">
                <text:p>5330016.66666667</text:p>
              </table:table-cell>
            </table:table-row>
            <table:table-row>
              <table:table-cell office:value-type="string">
                <text:p>vars-300-1.cnf</text:p>
              </table:table-cell>
              <table:table-cell office:value-type="float" office:value="1913575.6665866">
                <text:p>1913575.6665866</text:p>
              </table:table-cell>
              <table:table-cell office:value-type="float" office:value="4144184.31372549">
                <text:p>4144184.31372549</text:p>
              </table:table-cell>
            </table:table-row>
            <table:table-row>
              <table:table-cell office:value-type="string">
                <text:p>vars-300-10.cnf</text:p>
              </table:table-cell>
              <table:table-cell office:value-type="float" office:value="1883687.80187031">
                <text:p>1883687.80187031</text:p>
              </table:table-cell>
              <table:table-cell office:value-type="float" office:value="4342063.64846871">
                <text:p>4342063.64846871</text:p>
              </table:table-cell>
            </table:table-row>
            <table:table-row>
              <table:table-cell office:value-type="string">
                <text:p>vars-300-2.cnf</text:p>
              </table:table-cell>
              <table:table-cell office:value-type="float" office:value="1908150.94388499">
                <text:p>1908150.94388499</text:p>
              </table:table-cell>
              <table:table-cell office:value-type="float" office:value="4236864.80446927">
                <text:p>4236864.80446927</text:p>
              </table:table-cell>
            </table:table-row>
            <table:table-row>
              <table:table-cell office:value-type="string">
                <text:p>vars-300-3.cnf</text:p>
              </table:table-cell>
              <table:table-cell office:value-type="float" office:value="1981996.11680016">
                <text:p>1981996.11680016</text:p>
              </table:table-cell>
              <table:table-cell office:value-type="float" office:value="4173167.92079208">
                <text:p>4173167.92079208</text:p>
              </table:table-cell>
            </table:table-row>
            <table:table-row>
              <table:table-cell office:value-type="string">
                <text:p>vars-300-4.cnf</text:p>
              </table:table-cell>
              <table:table-cell office:value-type="float" office:value="1880242.53152139">
                <text:p>1880242.53152139</text:p>
              </table:table-cell>
              <table:table-cell office:value-type="float" office:value="4104242.24250326">
                <text:p>4104242.24250326</text:p>
              </table:table-cell>
            </table:table-row>
            <table:table-row>
              <table:table-cell office:value-type="string">
                <text:p>vars-300-5.cnf</text:p>
              </table:table-cell>
              <table:table-cell office:value-type="float" office:value="1815232.28821102">
                <text:p>1815232.28821102</text:p>
              </table:table-cell>
              <table:table-cell office:value-type="float" office:value="4170858.50091408">
                <text:p>4170858.50091408</text:p>
              </table:table-cell>
            </table:table-row>
            <table:table-row>
              <table:table-cell office:value-type="string">
                <text:p>vars-300-6.cnf</text:p>
              </table:table-cell>
              <table:table-cell office:value-type="float" office:value="1888261.95643437">
                <text:p>1888261.95643437</text:p>
              </table:table-cell>
              <table:table-cell office:value-type="float" office:value="4189888.57142857">
                <text:p>4189888.57142857</text:p>
              </table:table-cell>
            </table:table-row>
            <table:table-row>
              <table:table-cell office:value-type="string">
                <text:p>vars-300-7.cnf</text:p>
              </table:table-cell>
              <table:table-cell office:value-type="float" office:value="1866342.27751196">
                <text:p>1866342.27751196</text:p>
              </table:table-cell>
              <table:table-cell office:value-type="float" office:value="4123342.42424242">
                <text:p>4123342.42424242</text:p>
              </table:table-cell>
            </table:table-row>
            <table:table-row>
              <table:table-cell office:value-type="string">
                <text:p>vars-300-8.cnf</text:p>
              </table:table-cell>
              <table:table-cell office:value-type="float" office:value="1920400.55864477">
                <text:p>1920400.55864477</text:p>
              </table:table-cell>
              <table:table-cell office:value-type="float" office:value="4187492.37668161">
                <text:p>4187492.37668161</text:p>
              </table:table-cell>
            </table:table-row>
            <table:table-row>
              <table:table-cell office:value-type="string">
                <text:p>vars-300-9.cnf</text:p>
              </table:table-cell>
              <table:table-cell office:value-type="float" office:value="1908142.15325983">
                <text:p>1908142.15325983</text:p>
              </table:table-cell>
              <table:table-cell office:value-type="float" office:value="4474040.48257373">
                <text:p>4474040.482573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circle" chart:symbol-width="0.2cm" chart:symbol-height="0.2cm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2cm" chart:symbol-height="0.2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84cm" svg:height="15.913cm" xlink:href=".." xlink:type="simple" chart:class="chart:line" chart:style-name="ch1">
        <chart:title svg:x="5.194cm" svg:y="0.454cm" chart:style-name="ch2">
          <text:p>Decisions per second</text:p>
        </chart:title>
        <chart:subtitle svg:x="5.749cm" svg:y="1.551cm" chart:style-name="ch3">
          <text:p>sat.cpp vs Picosat</text:p>
        </chart:subtitle>
        <chart:legend svg:x="10.587cm" svg:y="11.903cm" style:legend-expansion="custom" chartooo:width="3.826cm" chartooo:height="1.096cm" style:legend-expansion-aspect-ratio="3.49087591240876" chart:style-name="ch4"/>
        <chart:plot-area chart:style-name="ch5" table:cell-range-address="Sheet1.N30:Sheet1.N30 Sheet1.A3:Sheet1.A52 Sheet1.F2:Sheet1.F52 Sheet1.K2:Sheet1.K52" chart:data-source-has-labels="both" svg:x="1.304cm" svg:y="3.069cm" svg:width="13.089cm" svg:height="7.418cm">
          <chartooo:coordinate-region svg:x="3.143cm" svg:y="3.268cm" svg:width="11.053cm" svg:height="6.174cm"/>
          <chart:axis chart:dimension="x" chart:name="primary-x" chart:style-name="ch6" chartooo:axis-type="auto">
            <chartooo:date-scale/>
            <chart:title svg:x="6.534cm" svg:y="10.805cm" chart:style-name="ch7">
              <text:p>Problem instance</text:p>
            </chart:title>
            <chart:categories table:cell-range-address="Sheet1.A3:Sheet1.A52"/>
          </chart:axis>
          <chart:axis chart:dimension="y" chart:name="primary-y" chart:style-name="ch8">
            <chart:title svg:x="0.448cm" svg:y="7.669cm" chart:style-name="ch9">
              <text:p>Decisions/s</text:p>
            </chart:title>
            <chart:grid chart:style-name="ch10" chart:class="major"/>
          </chart:axis>
          <chart:series chart:style-name="ch11" chart:values-cell-range-address="Sheet1.F3:Sheet1.F52" chart:label-cell-address="Sheet1.F2:Sheet1.F2" chart:class="chart:line">
            <chart:data-point chart:repeated="50"/>
          </chart:series>
          <chart:series chart:style-name="ch12" chart:values-cell-range-address="Sheet1.K3:Sheet1.K52" chart:label-cell-address="Sheet1.K2:Sheet1.K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s/s (sat.cpp)</text:p>
                <draw:g>
                  <svg:desc>Sheet1.F2:Sheet1.F2</svg:desc>
                </draw:g>
              </table:table-cell>
              <table:table-cell office:value-type="string">
                <text:p>Decisions/s (Picosat)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rs-100-1.cnf</text:p>
                <draw:g>
                  <svg:desc>Sheet1.A3:Sheet1.A52</svg:desc>
                </draw:g>
              </table:table-cell>
              <table:table-cell office:value-type="float" office:value="30000">
                <text:p>30000</text:p>
                <draw:g>
                  <svg:desc>Sheet1.F3:Sheet1.F52</svg:desc>
                </draw:g>
              </table:table-cell>
              <table:table-cell office:value-type="float" office:value="65800">
                <text:p>65800</text:p>
                <draw:g>
                  <svg:desc>Sheet1.K3:Sheet1.K52</svg:desc>
                </draw:g>
              </table:table-cell>
            </table:table-row>
            <table:table-row>
              <table:table-cell office:value-type="string">
                <text:p>vars-100-10.cnf</text:p>
              </table:table-cell>
              <table:table-cell office:value-type="float" office:value="51300">
                <text:p>51300</text:p>
              </table:table-cell>
              <table:table-cell office:value-type="float" office:value="127000">
                <text:p>127000</text:p>
              </table:table-cell>
            </table:table-row>
            <table:table-row>
              <table:table-cell office:value-type="string">
                <text:p>vars-100-2.cnf</text:p>
              </table:table-cell>
              <table:table-cell office:value-type="float" office:value="35900">
                <text:p>35900</text:p>
              </table:table-cell>
              <table:table-cell office:value-type="float" office:value="66400">
                <text:p>66400</text:p>
              </table:table-cell>
            </table:table-row>
            <table:table-row>
              <table:table-cell office:value-type="string">
                <text:p>vars-100-3.cnf</text:p>
              </table:table-cell>
              <table:table-cell office:value-type="float" office:value="117750">
                <text:p>117750</text:p>
              </table:table-cell>
              <table:table-cell office:value-type="float" office:value="106000">
                <text:p>106000</text:p>
              </table:table-cell>
            </table:table-row>
            <table:table-row>
              <table:table-cell office:value-type="string">
                <text:p>vars-100-4.cnf</text:p>
              </table:table-cell>
              <table:table-cell office:value-type="float" office:value="97050">
                <text:p>97050</text:p>
              </table:table-cell>
              <table:table-cell office:value-type="float" office:value="145800">
                <text:p>145800</text:p>
              </table:table-cell>
            </table:table-row>
            <table:table-row>
              <table:table-cell office:value-type="string">
                <text:p>vars-100-5.cnf</text:p>
              </table:table-cell>
              <table:table-cell office:value-type="float" office:value="157800">
                <text:p>157800</text:p>
              </table:table-cell>
              <table:table-cell office:value-type="float" office:value="126000">
                <text:p>126000</text:p>
              </table:table-cell>
            </table:table-row>
            <table:table-row>
              <table:table-cell office:value-type="string">
                <text:p>vars-100-6.cnf</text:p>
              </table:table-cell>
              <table:table-cell office:value-type="float" office:value="14600">
                <text:p>14600</text:p>
              </table:table-cell>
              <table:table-cell office:value-type="float" office:value="102000">
                <text:p>102000</text:p>
              </table:table-cell>
            </table:table-row>
            <table:table-row>
              <table:table-cell office:value-type="string">
                <text:p>vars-100-7.cnf</text:p>
              </table:table-cell>
              <table:table-cell office:value-type="float" office:value="84500">
                <text:p>84500</text:p>
              </table:table-cell>
              <table:table-cell office:value-type="float" office:value="31600">
                <text:p>31600</text:p>
              </table:table-cell>
            </table:table-row>
            <table:table-row>
              <table:table-cell office:value-type="string">
                <text:p>vars-100-8.cnf</text:p>
              </table:table-cell>
              <table:table-cell office:value-type="float" office:value="79200">
                <text:p>79200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string">
                <text:p>vars-100-9.cnf</text:p>
              </table:table-cell>
              <table:table-cell office:value-type="float" office:value="77750">
                <text:p>77750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vars-150-1.cnf</text:p>
              </table:table-cell>
              <table:table-cell office:value-type="float" office:value="59371.4285714286">
                <text:p>59371.4285714286</text:p>
              </table:table-cell>
              <table:table-cell office:value-type="float" office:value="178100">
                <text:p>178100</text:p>
              </table:table-cell>
            </table:table-row>
            <table:table-row>
              <table:table-cell office:value-type="string">
                <text:p>vars-150-10.cnf</text:p>
              </table:table-cell>
              <table:table-cell office:value-type="float" office:value="75733.3333333333">
                <text:p>75733.3333333333</text:p>
              </table:table-cell>
              <table:table-cell office:value-type="float" office:value="157100">
                <text:p>157100</text:p>
              </table:table-cell>
            </table:table-row>
            <table:table-row>
              <table:table-cell office:value-type="string">
                <text:p>vars-150-2.cnf</text:p>
              </table:table-cell>
              <table:table-cell office:value-type="float" office:value="68700">
                <text:p>68700</text:p>
              </table:table-cell>
              <table:table-cell office:value-type="float" office:value="230500">
                <text:p>230500</text:p>
              </table:table-cell>
            </table:table-row>
            <table:table-row>
              <table:table-cell office:value-type="string">
                <text:p>vars-150-3.cnf</text:p>
              </table:table-cell>
              <table:table-cell office:value-type="float" office:value="57850">
                <text:p>57850</text:p>
              </table:table-cell>
              <table:table-cell office:value-type="float" office:value="167500">
                <text:p>167500</text:p>
              </table:table-cell>
            </table:table-row>
            <table:table-row>
              <table:table-cell office:value-type="string">
                <text:p>vars-150-4.cnf</text:p>
              </table:table-cell>
              <table:table-cell office:value-type="float" office:value="71542.1052631579">
                <text:p>71542.1052631579</text:p>
              </table:table-cell>
              <table:table-cell office:value-type="float" office:value="194300">
                <text:p>194300</text:p>
              </table:table-cell>
            </table:table-row>
            <table:table-row>
              <table:table-cell office:value-type="string">
                <text:p>vars-150-5.cnf</text:p>
              </table:table-cell>
              <table:table-cell office:value-type="float" office:value="70884.8484848485">
                <text:p>70884.8484848485</text:p>
              </table:table-cell>
              <table:table-cell office:value-type="float" office:value="151000">
                <text:p>151000</text:p>
              </table:table-cell>
            </table:table-row>
            <table:table-row>
              <table:table-cell office:value-type="string">
                <text:p>vars-150-6.cnf</text:p>
              </table:table-cell>
              <table:table-cell office:value-type="float" office:value="53933.3333333333">
                <text:p>53933.3333333333</text:p>
              </table:table-cell>
              <table:table-cell office:value-type="float" office:value="54000">
                <text:p>54000</text:p>
              </table:table-cell>
            </table:table-row>
            <table:table-row>
              <table:table-cell office:value-type="string">
                <text:p>vars-150-7.cnf</text:p>
              </table:table-cell>
              <table:table-cell office:value-type="float" office:value="78632.1428571429">
                <text:p>78632.1428571429</text:p>
              </table:table-cell>
              <table:table-cell office:value-type="float" office:value="250500">
                <text:p>250500</text:p>
              </table:table-cell>
            </table:table-row>
            <table:table-row>
              <table:table-cell office:value-type="string">
                <text:p>vars-150-8.cnf</text:p>
              </table:table-cell>
              <table:table-cell office:value-type="float" office:value="57944.4444444444">
                <text:p>57944.4444444444</text:p>
              </table:table-cell>
              <table:table-cell office:value-type="float" office:value="169600">
                <text:p>169600</text:p>
              </table:table-cell>
            </table:table-row>
            <table:table-row>
              <table:table-cell office:value-type="string">
                <text:p>vars-150-9.cnf</text:p>
              </table:table-cell>
              <table:table-cell office:value-type="float" office:value="53640">
                <text:p>53640</text:p>
              </table:table-cell>
              <table:table-cell office:value-type="float" office:value="165800">
                <text:p>165800</text:p>
              </table:table-cell>
            </table:table-row>
            <table:table-row>
              <table:table-cell office:value-type="string">
                <text:p>vars-200-1.cnf</text:p>
              </table:table-cell>
              <table:table-cell office:value-type="float" office:value="60056.0538116592">
                <text:p>60056.0538116592</text:p>
              </table:table-cell>
              <table:table-cell office:value-type="float" office:value="128823.076923077">
                <text:p>128823.076923077</text:p>
              </table:table-cell>
            </table:table-row>
            <table:table-row>
              <table:table-cell office:value-type="string">
                <text:p>vars-200-10.cnf</text:p>
              </table:table-cell>
              <table:table-cell office:value-type="float" office:value="58773.4439834025">
                <text:p>58773.4439834025</text:p>
              </table:table-cell>
              <table:table-cell office:value-type="float" office:value="122943.75">
                <text:p>122943.75</text:p>
              </table:table-cell>
            </table:table-row>
            <table:table-row>
              <table:table-cell office:value-type="string">
                <text:p>vars-200-2.cnf</text:p>
              </table:table-cell>
              <table:table-cell office:value-type="float" office:value="59343.8775510204">
                <text:p>59343.8775510204</text:p>
              </table:table-cell>
              <table:table-cell office:value-type="float" office:value="140975">
                <text:p>140975</text:p>
              </table:table-cell>
            </table:table-row>
            <table:table-row>
              <table:table-cell office:value-type="string">
                <text:p>vars-200-3.cnf</text:p>
              </table:table-cell>
              <table:table-cell office:value-type="float" office:value="59025">
                <text:p>59025</text:p>
              </table:table-cell>
              <table:table-cell office:value-type="float" office:value="124486.666666667">
                <text:p>124486.666666667</text:p>
              </table:table-cell>
            </table:table-row>
            <table:table-row>
              <table:table-cell office:value-type="string">
                <text:p>vars-200-4.cnf</text:p>
              </table:table-cell>
              <table:table-cell office:value-type="float" office:value="59308">
                <text:p>59308</text:p>
              </table:table-cell>
              <table:table-cell office:value-type="float" office:value="150425">
                <text:p>150425</text:p>
              </table:table-cell>
            </table:table-row>
            <table:table-row>
              <table:table-cell office:value-type="string">
                <text:p>vars-200-5.cnf</text:p>
              </table:table-cell>
              <table:table-cell office:value-type="float" office:value="57055.8333333333">
                <text:p>57055.8333333333</text:p>
              </table:table-cell>
              <table:table-cell office:value-type="float" office:value="134350">
                <text:p>134350</text:p>
              </table:table-cell>
            </table:table-row>
            <table:table-row>
              <table:table-cell office:value-type="string">
                <text:p>vars-200-6.cnf</text:p>
              </table:table-cell>
              <table:table-cell office:value-type="float" office:value="58356.8253968254">
                <text:p>58356.8253968254</text:p>
              </table:table-cell>
              <table:table-cell office:value-type="float" office:value="179600">
                <text:p>179600</text:p>
              </table:table-cell>
            </table:table-row>
            <table:table-row>
              <table:table-cell office:value-type="string">
                <text:p>vars-200-7.cnf</text:p>
              </table:table-cell>
              <table:table-cell office:value-type="float" office:value="59349.3852459016">
                <text:p>59349.3852459016</text:p>
              </table:table-cell>
              <table:table-cell office:value-type="float" office:value="115682.608695652">
                <text:p>115682.608695652</text:p>
              </table:table-cell>
            </table:table-row>
            <table:table-row>
              <table:table-cell office:value-type="string">
                <text:p>vars-200-8.cnf</text:p>
              </table:table-cell>
              <table:table-cell office:value-type="float" office:value="56387.0967741936">
                <text:p>56387.0967741936</text:p>
              </table:table-cell>
              <table:table-cell office:value-type="float" office:value="136245.454545455">
                <text:p>136245.454545455</text:p>
              </table:table-cell>
            </table:table-row>
            <table:table-row>
              <table:table-cell office:value-type="string">
                <text:p>vars-200-9.cnf</text:p>
              </table:table-cell>
              <table:table-cell office:value-type="float" office:value="61712.0879120879">
                <text:p>61712.0879120879</text:p>
              </table:table-cell>
              <table:table-cell office:value-type="float" office:value="129671.428571429">
                <text:p>129671.428571429</text:p>
              </table:table-cell>
            </table:table-row>
            <table:table-row>
              <table:table-cell office:value-type="string">
                <text:p>vars-250-1.cnf</text:p>
              </table:table-cell>
              <table:table-cell office:value-type="float" office:value="50452.9979035639">
                <text:p>50452.9979035639</text:p>
              </table:table-cell>
              <table:table-cell office:value-type="float" office:value="103464.772727273">
                <text:p>103464.772727273</text:p>
              </table:table-cell>
            </table:table-row>
            <table:table-row>
              <table:table-cell office:value-type="string">
                <text:p>vars-250-10.cnf</text:p>
              </table:table-cell>
              <table:table-cell office:value-type="float" office:value="51161.9647355164">
                <text:p>51161.9647355164</text:p>
              </table:table-cell>
              <table:table-cell office:value-type="float" office:value="103960.655737705">
                <text:p>103960.655737705</text:p>
              </table:table-cell>
            </table:table-row>
            <table:table-row>
              <table:table-cell office:value-type="string">
                <text:p>vars-250-2.cnf</text:p>
              </table:table-cell>
              <table:table-cell office:value-type="float" office:value="52062.1936989498">
                <text:p>52062.1936989498</text:p>
              </table:table-cell>
              <table:table-cell office:value-type="float" office:value="99758.0152671756">
                <text:p>99758.0152671756</text:p>
              </table:table-cell>
            </table:table-row>
            <table:table-row>
              <table:table-cell office:value-type="string">
                <text:p>vars-250-3.cnf</text:p>
              </table:table-cell>
              <table:table-cell office:value-type="float" office:value="49249.9330655957">
                <text:p>49249.9330655957</text:p>
              </table:table-cell>
              <table:table-cell office:value-type="float" office:value="123175">
                <text:p>123175</text:p>
              </table:table-cell>
            </table:table-row>
            <table:table-row>
              <table:table-cell office:value-type="string">
                <text:p>vars-250-4.cnf</text:p>
              </table:table-cell>
              <table:table-cell office:value-type="float" office:value="50648.1770833333">
                <text:p>50648.1770833333</text:p>
              </table:table-cell>
              <table:table-cell office:value-type="float" office:value="108326.086956522">
                <text:p>108326.086956522</text:p>
              </table:table-cell>
            </table:table-row>
            <table:table-row>
              <table:table-cell office:value-type="string">
                <text:p>vars-250-5.cnf</text:p>
              </table:table-cell>
              <table:table-cell office:value-type="float" office:value="48714.2105263158">
                <text:p>48714.2105263158</text:p>
              </table:table-cell>
              <table:table-cell office:value-type="float" office:value="99786.2385321101">
                <text:p>99786.2385321101</text:p>
              </table:table-cell>
            </table:table-row>
            <table:table-row>
              <table:table-cell office:value-type="string">
                <text:p>vars-250-6.cnf</text:p>
              </table:table-cell>
              <table:table-cell office:value-type="float" office:value="50608.5647127957">
                <text:p>50608.5647127957</text:p>
              </table:table-cell>
              <table:table-cell office:value-type="float" office:value="98143.2748538012">
                <text:p>98143.2748538012</text:p>
              </table:table-cell>
            </table:table-row>
            <table:table-row>
              <table:table-cell office:value-type="string">
                <text:p>vars-250-7.cnf</text:p>
              </table:table-cell>
              <table:table-cell office:value-type="float" office:value="48833.3333333333">
                <text:p>48833.3333333333</text:p>
              </table:table-cell>
              <table:table-cell office:value-type="float" office:value="98411.1111111111">
                <text:p>98411.1111111111</text:p>
              </table:table-cell>
            </table:table-row>
            <table:table-row>
              <table:table-cell office:value-type="string">
                <text:p>vars-250-8.cnf</text:p>
              </table:table-cell>
              <table:table-cell office:value-type="float" office:value="50382.1387149153">
                <text:p>50382.1387149153</text:p>
              </table:table-cell>
              <table:table-cell office:value-type="float" office:value="101129.702970297">
                <text:p>101129.702970297</text:p>
              </table:table-cell>
            </table:table-row>
            <table:table-row>
              <table:table-cell office:value-type="string">
                <text:p>vars-250-9.cnf</text:p>
              </table:table-cell>
              <table:table-cell office:value-type="float" office:value="52427.6929982047">
                <text:p>52427.6929982047</text:p>
              </table:table-cell>
              <table:table-cell office:value-type="float" office:value="109808.333333333">
                <text:p>109808.333333333</text:p>
              </table:table-cell>
            </table:table-row>
            <table:table-row>
              <table:table-cell office:value-type="string">
                <text:p>vars-300-1.cnf</text:p>
              </table:table-cell>
              <table:table-cell office:value-type="float" office:value="45057.1763151573">
                <text:p>45057.1763151573</text:p>
              </table:table-cell>
              <table:table-cell office:value-type="float" office:value="75915.995872033">
                <text:p>75915.995872033</text:p>
              </table:table-cell>
            </table:table-row>
            <table:table-row>
              <table:table-cell office:value-type="string">
                <text:p>vars-300-10.cnf</text:p>
              </table:table-cell>
              <table:table-cell office:value-type="float" office:value="42826.8831569212">
                <text:p>42826.8831569212</text:p>
              </table:table-cell>
              <table:table-cell office:value-type="float" office:value="77674.1677762983">
                <text:p>77674.1677762983</text:p>
              </table:table-cell>
            </table:table-row>
            <table:table-row>
              <table:table-cell office:value-type="string">
                <text:p>vars-300-2.cnf</text:p>
              </table:table-cell>
              <table:table-cell office:value-type="float" office:value="44003.6460188453">
                <text:p>44003.6460188453</text:p>
              </table:table-cell>
              <table:table-cell office:value-type="float" office:value="76521.0055865922">
                <text:p>76521.0055865922</text:p>
              </table:table-cell>
            </table:table-row>
            <table:table-row>
              <table:table-cell office:value-type="string">
                <text:p>vars-300-3.cnf</text:p>
              </table:table-cell>
              <table:table-cell office:value-type="float" office:value="46213.6925884619">
                <text:p>46213.6925884619</text:p>
              </table:table-cell>
              <table:table-cell office:value-type="float" office:value="75612.2772277228">
                <text:p>75612.2772277228</text:p>
              </table:table-cell>
            </table:table-row>
            <table:table-row>
              <table:table-cell office:value-type="string">
                <text:p>vars-300-4.cnf</text:p>
              </table:table-cell>
              <table:table-cell office:value-type="float" office:value="43385.0861248161">
                <text:p>43385.0861248161</text:p>
              </table:table-cell>
              <table:table-cell office:value-type="float" office:value="74768.0573663625">
                <text:p>74768.0573663625</text:p>
              </table:table-cell>
            </table:table-row>
            <table:table-row>
              <table:table-cell office:value-type="string">
                <text:p>vars-300-5.cnf</text:p>
              </table:table-cell>
              <table:table-cell office:value-type="float" office:value="41369.831701594">
                <text:p>41369.831701594</text:p>
              </table:table-cell>
              <table:table-cell office:value-type="float" office:value="76156.6727605119">
                <text:p>76156.6727605119</text:p>
              </table:table-cell>
            </table:table-row>
            <table:table-row>
              <table:table-cell office:value-type="string">
                <text:p>vars-300-6.cnf</text:p>
              </table:table-cell>
              <table:table-cell office:value-type="float" office:value="43687.4206253517">
                <text:p>43687.4206253517</text:p>
              </table:table-cell>
              <table:table-cell office:value-type="float" office:value="74807.3809523809">
                <text:p>74807.3809523809</text:p>
              </table:table-cell>
            </table:table-row>
            <table:table-row>
              <table:table-cell office:value-type="string">
                <text:p>vars-300-7.cnf</text:p>
              </table:table-cell>
              <table:table-cell office:value-type="float" office:value="41653.043062201">
                <text:p>41653.043062201</text:p>
              </table:table-cell>
              <table:table-cell office:value-type="float" office:value="74357.5757575758">
                <text:p>74357.5757575758</text:p>
              </table:table-cell>
            </table:table-row>
            <table:table-row>
              <table:table-cell office:value-type="string">
                <text:p>vars-300-8.cnf</text:p>
              </table:table-cell>
              <table:table-cell office:value-type="float" office:value="44516.3196689513">
                <text:p>44516.3196689513</text:p>
              </table:table-cell>
              <table:table-cell office:value-type="float" office:value="75513.1165919283">
                <text:p>75513.1165919283</text:p>
              </table:table-cell>
            </table:table-row>
            <table:table-row>
              <table:table-cell office:value-type="string">
                <text:p>vars-300-9.cnf</text:p>
              </table:table-cell>
              <table:table-cell office:value-type="float" office:value="44113.3387777324">
                <text:p>44113.3387777324</text:p>
              </table:table-cell>
              <table:table-cell office:value-type="float" office:value="81159.5174262735">
                <text:p>81159.5174262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 chart:regression-type="exponential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circle" chart:symbol-width="0.2cm" chart:symbol-height="0.2cm" chart:regression-type="exponential">
        <chart:symbol-image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text-properties fo:color="#004586"/>
    </style:style>
    <style:style style:name="ch14" style:family="chart" style:data-style-name="N0">
      <style:chart-properties chart:symbol-type="named-symbol" chart:symbol-name="circle" chart:symbol-width="0.2cm" chart:symbol-height="0.2cm" chart:regression-type="exponential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svg:stroke-color="#ff420e"/>
    </style:style>
    <style:style style:name="ch16" style:family="chart">
      <style:text-properties fo:color="#ff420e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425cm" svg:height="15.969cm" xlink:href=".." xlink:type="simple" chart:class="chart:line" chart:style-name="ch1">
        <chart:title svg:x="5.66cm" svg:y="0.455cm" chart:style-name="ch2">
          <text:p>Execution time</text:p>
        </chart:title>
        <chart:subtitle svg:x="5.541cm" svg:y="1.553cm" chart:style-name="ch3">
          <text:p>sat.cpp vs Picosat</text:p>
        </chart:subtitle>
        <chart:legend svg:x="7.258cm" svg:y="11.737cm" style:legend-expansion="custom" chartooo:width="6.729cm" chartooo:height="2.058cm" style:legend-expansion-aspect-ratio="3.26967930029155" chart:style-name="ch4"/>
        <chart:plot-area chart:style-name="ch5" table:cell-range-address="Sheet1.I55:Sheet1.I55 Sheet1.A3:Sheet1.A52 Sheet1.E2:Sheet1.E52 Sheet1.J2:Sheet1.J52" chart:data-source-has-labels="both" svg:x="1.297cm" svg:y="2.873cm" svg:width="12.572cm" svg:height="7.738cm">
          <chartooo:coordinate-region svg:x="2.395cm" svg:y="3.072cm" svg:width="11.297cm" svg:height="6.494cm"/>
          <chart:axis chart:dimension="x" chart:name="primary-x" chart:style-name="ch6" chartooo:axis-type="auto">
            <chartooo:date-scale/>
            <chart:title svg:x="6.269cm" svg:y="10.93cm" chart:style-name="ch7">
              <text:p>Problem instance</text:p>
            </chart:title>
            <chart:categories table:cell-range-address="Sheet1.A3:Sheet1.A52"/>
          </chart:axis>
          <chart:axis chart:dimension="y" chart:name="primary-y" chart:style-name="ch8">
            <chart:title svg:x="0.449cm" svg:y="9.405cm" chart:style-name="ch9">
              <text:p>Execution time (s) (logarthmic scale)</text:p>
            </chart:title>
            <chart:grid chart:style-name="ch10" chart:class="major"/>
          </chart:axis>
          <chart:series chart:style-name="ch11" chart:values-cell-range-address="Sheet1.E3:Sheet1.E52" chart:label-cell-address="Sheet1.E2:Sheet1.E2" chart:class="chart:line">
            <chart:regression-curve chart:style-name="ch12">
              <chart:equation chart:display-r-square="true" svg:x="2.772cm" svg:y="4.31cm" chart:style-name="ch13"/>
            </chart:regression-curve>
            <chart:data-point chart:repeated="50"/>
          </chart:series>
          <chart:series chart:style-name="ch14" chart:values-cell-range-address="Sheet1.J3:Sheet1.J52" chart:label-cell-address="Sheet1.J2:Sheet1.J2" chart:class="chart:line">
            <chart:regression-curve chart:style-name="ch15">
              <chart:equation chart:display-r-square="true" svg:x="7.245cm" svg:y="8.265cm" chart:style-name="ch16"/>
            </chart:regression-curve>
            <chart:data-point chart:repeated="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 (sat.cpp)</text:p>
                <draw:g>
                  <svg:desc>Sheet1.E2:Sheet1.E2</svg:desc>
                </draw:g>
              </table:table-cell>
              <table:table-cell office:value-type="string">
                <text:p>Time (s) (Picosat)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rs-100-1.cnf</text:p>
                <draw:g>
                  <svg:desc>Sheet1.A3:Sheet1.A52</svg:desc>
                </draw:g>
              </table:table-cell>
              <table:table-cell office:value-type="float" office:value="0.01">
                <text:p>0.01</text:p>
                <draw:g>
                  <svg:desc>Sheet1.E3:Sheet1.E52</svg:desc>
                </draw:g>
              </table:table-cell>
              <table:table-cell office:value-type="float" office:value="0.005">
                <text:p>0.005</text:p>
                <draw:g>
                  <svg:desc>Sheet1.J3:Sheet1.J52</svg:desc>
                </draw:g>
              </table:table-cell>
            </table:table-row>
            <table:table-row>
              <table:table-cell office:value-type="string">
                <text:p>vars-100-10.cnf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00-2.cnf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00-3.cnf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00-4.cnf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00-5.cnf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00-6.cnf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00-7.cnf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00-8.cnf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00-9.cnf</text:p>
              </table:table-cell>
              <table:table-cell office:value-type="float" office:value="0.02">
                <text:p>0.02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50-1.cnf</text:p>
              </table:table-cell>
              <table:table-cell office:value-type="float" office:value="0.07">
                <text:p>0.0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ars-150-10.cnf</text:p>
              </table:table-cell>
              <table:table-cell office:value-type="float" office:value="0.18">
                <text:p>0.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vars-150-2.cnf</text:p>
              </table:table-cell>
              <table:table-cell office:value-type="float" office:value="0.09">
                <text:p>0.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ars-150-3.cnf</text:p>
              </table:table-cell>
              <table:table-cell office:value-type="float" office:value="0.02">
                <text:p>0.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ars-150-4.cnf</text:p>
              </table:table-cell>
              <table:table-cell office:value-type="float" office:value="0.19">
                <text:p>0.1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ars-150-5.cnf</text:p>
              </table:table-cell>
              <table:table-cell office:value-type="float" office:value="0.33">
                <text:p>0.3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vars-150-6.cnf</text:p>
              </table:table-cell>
              <table:table-cell office:value-type="float" office:value="0.03">
                <text:p>0.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50-7.cnf</text:p>
              </table:table-cell>
              <table:table-cell office:value-type="float" office:value="0.28">
                <text:p>0.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ars-150-8.cnf</text:p>
              </table:table-cell>
              <table:table-cell office:value-type="float" office:value="0.09">
                <text:p>0.0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150-9.cnf</text:p>
              </table:table-cell>
              <table:table-cell office:value-type="float" office:value="0.05">
                <text:p>0.0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vars-200-1.cnf</text:p>
              </table:table-cell>
              <table:table-cell office:value-type="float" office:value="2.23">
                <text:p>2.2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vars-200-10.cnf</text:p>
              </table:table-cell>
              <table:table-cell office:value-type="float" office:value="2.41">
                <text:p>2.41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vars-200-2.cnf</text:p>
              </table:table-cell>
              <table:table-cell office:value-type="float" office:value="0.98">
                <text:p>0.9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vars-200-3.cnf</text:p>
              </table:table-cell>
              <table:table-cell office:value-type="float" office:value="1.52">
                <text:p>1.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vars-200-4.cnf</text:p>
              </table:table-cell>
              <table:table-cell office:value-type="float" office:value="0.75">
                <text:p>0.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vars-200-5.cnf</text:p>
              </table:table-cell>
              <table:table-cell office:value-type="float" office:value="1.2">
                <text:p>1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vars-200-6.cnf</text:p>
              </table:table-cell>
              <table:table-cell office:value-type="float" office:value="3.15">
                <text:p>3.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vars-200-7.cnf</text:p>
              </table:table-cell>
              <table:table-cell office:value-type="float" office:value="4.88">
                <text:p>4.8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vars-200-8.cnf</text:p>
              </table:table-cell>
              <table:table-cell office:value-type="float" office:value="0.31">
                <text:p>0.3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vars-200-9.cnf</text:p>
              </table:table-cell>
              <table:table-cell office:value-type="float" office:value="0.91">
                <text:p>0.9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vars-250-1.cnf</text:p>
              </table:table-cell>
              <table:table-cell office:value-type="float" office:value="23.85">
                <text:p>23.8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vars-250-10.cnf</text:p>
              </table:table-cell>
              <table:table-cell office:value-type="float" office:value="7.94">
                <text:p>7.94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vars-250-2.cnf</text:p>
              </table:table-cell>
              <table:table-cell office:value-type="float" office:value="17.14">
                <text:p>17.1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vars-250-3.cnf</text:p>
              </table:table-cell>
              <table:table-cell office:value-type="float" office:value="7.47">
                <text:p>7.4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vars-250-4.cnf</text:p>
              </table:table-cell>
              <table:table-cell office:value-type="float" office:value="7.68">
                <text:p>7.6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vars-250-5.cnf</text:p>
              </table:table-cell>
              <table:table-cell office:value-type="float" office:value="17.1">
                <text:p>17.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vars-250-6.cnf</text:p>
              </table:table-cell>
              <table:table-cell office:value-type="float" office:value="68.07">
                <text:p>68.07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vars-250-7.cnf</text:p>
              </table:table-cell>
              <table:table-cell office:value-type="float" office:value="5.13">
                <text:p>5.1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vars-250-8.cnf</text:p>
              </table:table-cell>
              <table:table-cell office:value-type="float" office:value="43.11">
                <text:p>43.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vars-250-9.cnf</text:p>
              </table:table-cell>
              <table:table-cell office:value-type="float" office:value="22.28">
                <text:p>22.2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vars-300-1.cnf</text:p>
              </table:table-cell>
              <table:table-cell office:value-type="float" office:value="166.52">
                <text:p>166.52</text:p>
              </table:table-cell>
              <table:table-cell office:value-type="float" office:value="9.69">
                <text:p>9.69</text:p>
              </table:table-cell>
            </table:table-row>
            <table:table-row>
              <table:table-cell office:value-type="string">
                <text:p>vars-300-10.cnf</text:p>
              </table:table-cell>
              <table:table-cell office:value-type="float" office:value="97.31">
                <text:p>97.31</text:p>
              </table:table-cell>
              <table:table-cell office:value-type="float" office:value="7.51">
                <text:p>7.51</text:p>
              </table:table-cell>
            </table:table-row>
            <table:table-row>
              <table:table-cell office:value-type="string">
                <text:p>vars-300-2.cnf</text:p>
              </table:table-cell>
              <table:table-cell office:value-type="float" office:value="308.83">
                <text:p>308.83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vars-300-3.cnf</text:p>
              </table:table-cell>
              <table:table-cell office:value-type="float" office:value="197.26">
                <text:p>197.26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vars-300-4.cnf</text:p>
              </table:table-cell>
              <table:table-cell office:value-type="float" office:value="346.59">
                <text:p>346.59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vars-300-5.cnf</text:p>
              </table:table-cell>
              <table:table-cell office:value-type="float" office:value="247.18">
                <text:p>247.18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vars-300-6.cnf</text:p>
              </table:table-cell>
              <table:table-cell office:value-type="float" office:value="124.41">
                <text:p>124.4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vars-300-7.cnf</text:p>
              </table:table-cell>
              <table:table-cell office:value-type="float" office:value="104.5">
                <text:p>104.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vars-300-8.cnf</text:p>
              </table:table-cell>
              <table:table-cell office:value-type="float" office:value="386.65">
                <text:p>386.65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vars-300-9.cnf</text:p>
              </table:table-cell>
              <table:table-cell office:value-type="float" office:value="73.47">
                <text:p>73.47</text:p>
              </table:table-cell>
              <table:table-cell office:value-type="float" office:value="3.73">
                <text:p>3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